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Code">
      <style:paragraph-properties fo:margin-top="0in" fo:margin-bottom="0.0835in" fo:text-align="start" style:justify-single-word="false"/>
    </style:style>
    <style:style style:name="P4" style:family="paragraph" style:parent-style-name="Subtitle">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tandard">
      <style:text-properties style:font-name="Liberation Sans"/>
    </style:style>
    <style:style style:name="P7" style:family="paragraph" style:parent-style-name="Standard">
      <style:text-properties style:font-name="Liberation Sans" fo:font-weight="bold" style:font-weight-asian="bold" style:font-weight-complex="bold"/>
    </style:style>
    <style:style style:name="P8" style:family="paragraph" style:parent-style-name="Text_20_body">
      <style:paragraph-properties fo:margin-left="0.4925in" fo:margin-right="0in" fo:text-indent="0in" style:auto-text-indent="false"/>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style>
    <style:style style:name="P11" style:family="paragraph" style:parent-style-name="Text_20_body">
      <style:text-properties style:font-name="Liberation Sans"/>
    </style:style>
    <style:style style:name="P12" style:family="paragraph" style:parent-style-name="Subtitle">
      <style:paragraph-properties fo:text-align="center" style:justify-single-word="false"/>
    </style:style>
    <style:style style:name="P13" style:family="paragraph" style:parent-style-name="Code">
      <style:paragraph-properties fo:margin-top="0.1665in" fo:margin-bottom="0.0835in"/>
    </style:style>
    <style:style style:name="P14" style:family="paragraph" style:parent-style-name="Code">
      <style:paragraph-properties fo:margin-top="0.1665in" fo:margin-bottom="0.0835in"/>
      <style:text-properties style:font-name="Liberation Sans" style:font-name-asian="DejaVu LGC Sans" style:font-name-complex="DejaVu LGC Sans"/>
    </style:style>
    <style:style style:name="P15" style:family="paragraph" style:parent-style-name="Text_20_body">
      <style:paragraph-properties fo:margin-top="0.1665in" fo:margin-bottom="0.0835in"/>
    </style:style>
    <style:style style:name="P16" style:family="paragraph" style:parent-style-name="Text_20_body">
      <style:paragraph-properties fo:margin-top="0.1665in" fo:margin-bottom="0.0835in"/>
      <style:text-properties style:font-name="Liberation Sans" style:font-name-asian="DejaVu LGC Sans" style:font-name-complex="DejaVu LGC Sans"/>
    </style:style>
    <style:style style:name="P17" style:family="paragraph" style:parent-style-name="Contents_20_1">
      <style:paragraph-properties>
        <style:tab-stops>
          <style:tab-stop style:position="6.6925in" style:type="right" style:leader-style="dotted" style:leader-text="."/>
        </style:tab-stops>
      </style:paragraph-properties>
    </style:style>
    <style:style style:name="P18" style:family="paragraph" style:parent-style-name="Contents_20_2">
      <style:paragraph-properties>
        <style:tab-stops>
          <style:tab-stop style:position="6.4957in" style:type="right" style:leader-style="dotted" style:leader-text="."/>
        </style:tab-stops>
      </style:paragraph-properties>
    </style:style>
    <style:style style:name="P19" style:family="paragraph" style:parent-style-name="Contents_20_3">
      <style:paragraph-properties>
        <style:tab-stops>
          <style:tab-stop style:position="6.2992in" style:type="right" style:leader-style="dotted" style:leader-text="."/>
        </style:tab-stops>
      </style:paragraph-properties>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Heading_20_2">
      <style:paragraph-properties fo:margin-top="0.1665in" fo:margin-bottom="0.0835in" fo:keep-with-next="always"/>
    </style:style>
    <style:style style:name="P29" style:family="paragraph" style:parent-style-name="Heading_20_3">
      <style:paragraph-properties fo:margin-top="0.1665in" fo:margin-bottom="0.0835in" fo:keep-with-next="always"/>
    </style:style>
    <style:style style:name="P30" style:family="paragraph" style:parent-style-name="Heading_20_3">
      <style:paragraph-properties fo:margin-top="0.1665in" fo:margin-bottom="0.0835in" fo:keep-with-next="always"/>
      <style:text-properties style:font-name="Liberation Sans" style:font-name-asian="DejaVu LGC Sans" style:font-name-complex="DejaVu LGC San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 fo:font-style="italic" style:font-style-asian="italic" style:font-style-complex="italic"/>
    </style:style>
    <style:style style:name="T7" style:family="text">
      <style:text-properties style:font-name="Liberation Sans" fo:font-style="italic" fo:font-weight="bold" style:font-style-asian="italic" style:font-weight-asian="bold" style:font-style-complex="italic" style:font-weight-complex="bold"/>
    </style:style>
    <style:style style:name="T8" style:family="text">
      <style:text-properties style:font-name="Liberation Sans1" style:font-name-asian="Liberation Sans1" style:font-name-complex="Liberation Sans1"/>
    </style:style>
    <style:style style:name="T9" style:family="text">
      <style:text-properties fo:font-weight="bold" style:font-weight-asian="bold" style:font-weight-complex="bold"/>
    </style:style>
    <style:style style:name="T10" style:family="text">
      <style:text-properties style:text-underline-style="solid" style:text-underline-type="double"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12">Version 2.1.2</text:p>
      <text:p text:style-name="Subtitle">5th Dec 2012</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Introduction to Byteman<text:tab/>5</text:p>
          <text:p text:style-name="P18">Running an Application with the Byteman Agent<text:tab/>5</text:p>
          <text:p text:style-name="P18">Event Condition Action Rules<text:tab/>6</text:p>
          <text:p text:style-name="P18">Rule Bindings and Parameterization<text:tab/>7</text:p>
          <text:p text:style-name="P18">Built-in Conditions and Actions<text:tab/>7</text:p>
          <text:p text:style-name="P18">Extending or Replacing the Byteman Language Built-ins<text:tab/>8</text:p>
          <text:p text:style-name="P18">Agent Transformation<text:tab/>9</text:p>
          <text:p text:style-name="P18">Agent Retransformation<text:tab/>10</text:p>
          <text:p text:style-name="P18">ECA Rule Engine<text:tab/>10</text:p>
          <text:p text:style-name="P17">The Byteman Rule Language<text:tab/>12</text:p>
          <text:p text:style-name="P18">Rule Events<text:tab/>12</text:p>
          <text:p text:style-name="P19">Class Rules vs Interface Rules<text:tab/>13</text:p>
          <text:p text:style-name="P19">Overriding <text:s/>Rules<text:tab/>13</text:p>
          <text:p text:style-name="P19">Overriding Interface Rules<text:tab/>15</text:p>
          <text:p text:style-name="P19">Location Specifiers<text:tab/>15</text:p>
          <text:p text:style-name="P18">Rule Bindings<text:tab/>19</text:p>
          <text:p text:style-name="P18">Rule Expressions<text:tab/>19</text:p>
          <text:p text:style-name="P18">Rule Conditions<text:tab/>21</text:p>
          <text:p text:style-name="P18">Rule Actions<text:tab/>22</text:p>
          <text:p text:style-name="P18">Built-In Calls<text:tab/>23</text:p>
          <text:p text:style-name="P18">User-Defined Rule Helpers<text:tab/>23</text:p>
          <text:p text:style-name="P18">The Rule Helper Lifecycle Methods<text:tab/>25</text:p>
          <text:p text:style-name="P17">Byteman Rule Language Standard Built-Ins<text:tab/>27</text:p>
          <text:p text:style-name="P18">Thread Coordination Operations<text:tab/>27</text:p>
          <text:p text:style-name="P19">Waiters<text:tab/>27</text:p>
          <text:p text:style-name="P19">Rendezvous<text:tab/>28</text:p>
          <text:p text:style-name="P19">Joiners<text:tab/>29</text:p>
          <text:p text:style-name="P19">Aborting Execution<text:tab/>29</text:p>
          <text:p text:style-name="P18">Rule State Management Operations<text:tab/>30</text:p>
          <text:p text:style-name="P19">CountDowns<text:tab/>30</text:p>
          <text:p text:style-name="P19">Flags<text:tab/>31</text:p>
          <text:p text:style-name="P19">Counters<text:tab/>31</text:p>
          <text:p text:style-name="P19">Timers<text:tab/>32</text:p>
          <text:p text:style-name="P19">Recursive Triggering<text:tab/>32</text:p>
          <text:p text:style-name="P18">Trace and Debug Operations<text:tab/>33</text:p>
          <text:p text:style-name="P19">Debugging<text:tab/>33</text:p>
          <text:p text:style-name="P19">Tracing<text:tab/>34</text:p>
          <text:p text:style-name="P18">Stack Management Operations<text:tab/>34</text:p>
          <text:p text:style-name="P19">Checking The Call Tree<text:tab/>34</text:p>
          <text:p text:style-name="P19">Tracing the Caller Stack<text:tab/>37</text:p>
          <text:p text:style-name="P19">Selective Stack Tracing Using a Regular Expression Filter<text:tab/>37</text:p>
          <text:p text:style-name="P19">Stack Range Tracing<text:tab/>39</text:p>
          <text:p text:style-name="P19">Tracing Named Thread Stacks<text:tab/>41</text:p>
          <text:p text:style-name="P18">Default Helper Lifecycle Methods<text:tab/>42</text:p>
          <text:p text:style-name="P17">Using Byteman<text:tab/>43</text:p>
          <text:p text:style-name="P18">Using Byteman from java or ant<text:tab/>43</text:p>
          <text:p text:style-name="P18">Using Byteman from maven<text:tab/>43</text:p>
          <text:p text:style-name="P18">Obtaining the source build tree<text:tab/>43</text:p>
          <text:p text:style-name="P18"><text:soft-page-break/>Building Byteman from the sources<text:tab/>43</text:p>
          <text:p text:style-name="P18">Running Applications with Byteman<text:tab/>44</text:p>
          <text:p text:style-name="P18">Configuring a java agent<text:tab/>44</text:p>
          <text:p text:style-name="P18">Installing Byteman in a Running JVM using Script bminstall<text:tab/>45</text:p>
          <text:p text:style-name="P18">Available -javaagent Options<text:tab/>45</text:p>
          <text:p text:style-name="P18">Running Byteman Using Script bmjava<text:tab/>46</text:p>
          <text:p text:style-name="P18">Submitting Rules Dynamically Using Script bmsubmit<text:tab/>47</text:p>
          <text:p text:style-name="P18">Checking Rules Offline Using Script bmcheck<text:tab/>48</text:p>
          <text:p text:style-name="P18">Installing And Submitting from Java<text:tab/>49</text:p>
          <text:p text:style-name="P18">Environment Settings<text:tab/>49</text:p>
        </text:index-body>
      </text:table-of-content>
      <text:p text:style-name="Subtitle"/>
      <text:p text:style-name="P5">Legal Notices</text:p>
      <text:p text:style-name="P6">The information contained in this documentation is subject to change without notice.</text:p>
      <text:p text:style-name="P6">Red Hat Middleware makes no warranty of any kind with regard to this material, including, but not limited to, the implied warranties of merchantability and fitness for a particular purpose. Red Hat Middleware shall not be liable for errors contained herein or for incidental or consequential damages in connection with the furnishing, performance, or use of this material. </text:p>
      <text:p text:style-name="P7">Copyright</text:p>
      <text:p text:style-name="P6">JBoss, Home of Professional Open Source. Copyright 2008-2012, Red Hat and individual contributors by the @authors tag. See the copyright.txt in the distribution for a full listing of individual contributors.</text:p>
      <text:p text:style-name="P6">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6">See the GNU General Public License for more details.</text:p>
      <text:p text:style-name="P6">You should have received a copy of the GNU Lesser General Public License along with this software; if not, write to the Free Software Foundation, Inc., 51 Franklin St, Fifth Floor, Boston, MA 02110-1301 USA, or see the FSF site: http://www.fsf.org. </text:p>
      <text:p text:style-name="P7">Restricted Rights Legend</text:p>
      <text:p text:style-name="P6">Use, duplication, or disclosure is subject to restrictions as set forth in contract subdivision (c)(1)(ii) of the Rights in Technical Data and Computer Software clause 52.227-FAR14.</text:p>
      <text:list xml:id="list2173731336" text:style-name="Outline">
        <text:list-item>
          <text:h text:style-name="Heading_20_1" text:outline-level="1" text:restart-numbering="true" text:start-value="-1">Introduction to Byteman</text:h>
        </text:list-item>
      </text:list>
      <text:p text:style-name="Text_20_body">Byteman is a bytecode manipulation tool which makes it simple to change the operation of Java applications either at load time or while the application is running. It works without the need to rewrite or recompile the <text:s/>original program. In fact, Byteman can even be used to modify Java code which forms part of the Java virtual machine, classes such as String, Thread etc. Byteman employs a clear, simple and easy-to-use Event Condition Action (ECA) rule language, based on Java. ECA rules are used to specify where, when and how the original Java code should be transformed to modify its operation.</text:p>
      <text:p text:style-name="Text_20_body">Byteman was invented primarily to support automation of tests for multi-threaded and multi-JVM Java applications using a technique called fault injection. It includes features which have been designed to resolve problems which arise with this type of testing. Byteman provides explicit support for test automation in four main areas:</text:p>
      <text:list xml:id="list21737313362" text:style-name="L1">
        <text:list-item>
          <text:p text:style-name="P20">tracing execution of specific code paths and displaying application or JVM state</text:p>
        </text:list-item>
        <text:list-item>
          <text:p text:style-name="P20">subverting normal execution by changing state, making unscheduled method calls or forcing an unexpected return or throw</text:p>
        </text:list-item>
        <text:list-item>
          <text:p text:style-name="P20">orchestrating the timing of activities performed by independent application threads</text:p>
        </text:list-item>
        <text:list-item>
          <text:p text:style-name="P20">monitoring and gathering statistics summarising application and JVM operation</text:p>
        </text:list-item>
      </text:list>
      <text:p text:style-name="P10">Byteman is actually of much more general use than as a tool for testing. The core engine which underlies Byteman is a general purpose code injection program capable of injecting rule code into almost any location reachable during execution of a Java method. Byteman rule <text:s/>conditions and actions can employ all the normal Java built-in operations in order to test and modify program state. They can also invoke methods of application or JVM instances which are in scope at the injection point.</text:p>
      <text:p text:style-name="P10">The Byteman rule language provides a standard set of built-in operations which support specific tasks from the categories outlined above. For example, a rule condition may enforce a wait on a thread rendezvous or an action may update a statistical counter. The available set of built-in calls is configured using a POJO plugin. This can easily be replaced with an alternative implementation either for a set of rules or on a piecemeal basis for individual rules. This makes it trivial to modify and/or extend the rule language to support ad-hoc program modifications which are specific to the application domain.</text:p>
      <text:list xml:id="list1095341148" text:continue-list="list2173731336" text:style-name="Outline">
        <text:list-item>
          <text:list>
            <text:list-header>
              <text:h text:style-name="P28" text:outline-level="2" text:is-list-header="true"><text:span text:style-name="T5">Running an Application with the </text:span>Byteman Agent</text:h>
            </text:list-header>
          </text:list>
        </text:list-item>
      </text:list>
      <text:p text:style-name="Text_20_body">In order to use Byteman to test a Java application the JVM must be configured to load and run the Byteman rule engine. At the most basic level this can be achieved using the -<text:span text:style-name="Code_20_Text">javaagent</text:span> command line argument. The traiiling text appended to this argument points the JVM at a jar containing the Byteman rule engine. It may also identify the location of one or more Byteman rule scripts, files comprising a sequence of ECA rules specifying the side-effects to be introduced into the application under test. The engine reads these scripts when the application is launched and applies the rules to any code which matches a rule in the supplied scripts. Command scripts are provided to simplify the task of loading the agent and installing rules into your program.</text:p>
      <text:p text:style-name="Text_20_body">In order to simplify test automation Byteman has been integrated with the two popular testing frameworks JUnit and TestNG, allowing Byteman tests to be driven from either ant or Maven. Using the integration modules fault injection testing involves no more than annotating your program with suitable rules and ensuring that the Byteman jars are located in the classpath.</text:p>
      <text:p text:style-name="Text_20_body"><text:soft-page-break/>If your Java application is a long-running program then you may want to load the rule scripts and, possibly even, the rule engine after the program has started running. For example, you may decide to install Byteman into your application server when it <text:s/>appears to be suffering from performance problems and only then upload rules which trace execution of the code you suspect is misbehaving. Once the rule engine is loaded it cannot be unloaded. However, rules can be added and removed ad lib, allowed you to focus in on the problem in hand using more and more specific trace or monitoring rules. Note that when rules are removed the methods they affect are guaranteed to return to their original behaviour.</text:p>
      <text:p text:style-name="Text_20_body">Full details of how to install the Byteman agent and how to upload rules either at boot time or at runtime are provided in subsection <text:reference-ref text:reference-format="text" text:ref-name="Running Applications With Byteman">Running Applications with Byteman</text:reference-ref>. Full examples of <text:s/>how to use Byteman from the command line, plus examples of how to configure annotation based fault injection testing from ant or Maven project, are available in the online tutorials which are linked from the documentation page of the Byteman site http://www.jboss.org/byteman.</text:p>
      <text:list xml:id="list2049711503" text:continue-numbering="true" text:style-name="Outline">
        <text:list-item>
          <text:list>
            <text:list-header>
              <text:h text:style-name="Heading_20_2" text:outline-level="2" text:is-list-header="true">Event Condition Action Rules</text:h>
            </text:list-header>
          </text:list>
        </text:list-item>
      </text:list>
      <text:p text:style-name="Text_20_body">The Byteman rule engine operates by introducing side-effects at specified points during execution. A Byteman script comprises a sequence of Event Condition Action (ECA) <text:s/>rules which specify precisely how the application behaviour should be transformed at runtime. The three components of these rules, event, condition and action, are used, respectively, to define:</text:p>
      <text:list xml:id="list20680090641" text:style-name="L2">
        <text:list-item>
          <text:p text:style-name="P21"><text:span text:style-name="T1">where</text:span> during application execution a side-effect should occur</text:p>
        </text:list-item>
        <text:list-item>
          <text:p text:style-name="P21"><text:span text:style-name="T1">whether</text:span> the side-effect should happen or not</text:p>
        </text:list-item>
        <text:list-item>
          <text:p text:style-name="P21"><text:span text:style-name="T1">what</text:span> the side effect should be</text:p>
        </text:list-item>
      </text:list>
      <text:p text:style-name="Text_20_body">For example, in the following example rule the event is defined by the <text:span text:style-name="Code_20_Text">CLASS</text:span>, <text:span text:style-name="Code_20_Text">METHOD</text:span> and <text:span text:style-name="Code_20_Text">AT INVOKE</text:span> clauses. It specifies a trigger point in method <text:span text:style-name="Code_20_Text">get()</text:span> of class <text:span text:style-name="Code_20_Text">BoundedBuffer</text:span>. The example assumes that the definition of method <text:span text:style-name="Code_20_Text">get()</text:span> includes a call to <text:s/><text:span text:style-name="Code_20_Text">Object.wait()</text:span>. This would be appropriate if, say, the buffer were empty. The location specifier <text:span text:style-name="Code_20_Text">AT INVOKE</text:span> places the trigger point just before the call to this method. </text:p>
      <text:p text:style-name="Code">RULE throw on Nth empty get<text:line-break/>CLASS org.my.BoundedBuffer<text:line-break/>METHOD get()<text:line-break/>AT INVOKE Object.wait()<text:line-break/>BIND buffer = $this<text:line-break/>IF countDown(buffer)<text:line-break/>DO throw new org.my.ClosedException(buffer)<text:line-break/>ENDRULE</text:p>
      <text:p text:style-name="Text_20_body">The event also includes a BIND clause which establishes a binding for local variable <text:span text:style-name="Code_20_Text">buffer</text:span> assigning it with the value <text:span text:style-name="Code_20_Text">$this</text:span> (a rather artificial thing to do but this <text:span text:style-name="T1">is</text:span> an example). <text:span text:style-name="Code_20_Text">$this</text:span> is an automatic binding which refers to the target of the the <text:span text:style-name="Code_20_Text">get()</text:span> call which triggered the rule. <text:span text:style-name="Code_20_Text">buffer</text:span> can be referred to later in the rule; in this case it is passed as an argument to the exception constructor in the <text:span text:style-name="Code_20_Text">DO</text:span> clause.</text:p>
      <text:p text:style-name="Text_20_body">The condition is defined by the <text:span text:style-name="Code_20_Text">IF</text:span> clause. It invokes the standard Byteman built-in <text:span text:style-name="Code_20_Text">countDown(Object)</text:span> which decrements a CountDown associated with the buffer <text:span text:style-name="T8">─</text:span> the example assumes some other rule has called <text:span text:style-name="Code_20_Text">createCountDown(buffer, N)</text:span> to create this CountDown and initialise it with value <text:span text:style-name="Code_20_Text">N</text:span>. The <text:span text:style-name="Code_20_Text">countDown</text:span> built-in returns true when the <text:soft-page-break/>value of the CountDown decrements to zero.</text:p>
      <text:p text:style-name="Text_20_body">The action is defined by the <text:span text:style-name="Code_20_Text">DO</text:span> clause. It causes an instance of <text:span text:style-name="Code_20_Text">ClosedException</text:span> to be created and thrown from the <text:span text:style-name="Code_20_Text">get()</text:span> call which triggered the rule.</text:p>
      <text:p text:style-name="Text_20_body">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to the caller of method <text:span text:style-name="Code_20_Text">get()</text:span>.</text:p>
      <text:list xml:id="list1341395408" text:continue-list="list2049711503" text:style-name="Outline">
        <text:list-item>
          <text:list>
            <text:list-header>
              <text:h text:style-name="Heading_20_2" text:outline-level="2" text:is-list-header="true">Rule Bindings and Parameterization</text:h>
            </text:list-header>
          </text:list>
        </text:list-item>
      </text:list>
      <text:p text:style-name="Text_20_body">The corresponding rule to set up the countDown might be defined as follows</text:p>
      <text:p text:style-name="Code">RULE set up buffer countDown<text:line-break/>CLASS org.my.BoundedBuffer<text:line-break/>METHOD &lt;init&gt;(int)<text:line-break/>AT EXIT<text:line-break/>BIND buffer = $0;<text:line-break/> <text:s text:c="4"/>size = $1<text:line-break/>IF $1 &lt; 100<text:line-break/>DO createCountDown(buffer, size - 1)<text:line-break/>ENDRULE</text:p>
      <text:p text:style-name="Text_20_body">This rule is attached to the constructor for class <text:span text:style-name="Code_20_Text">BoundedBuffer</text:span> which takes a single <text:span text:style-name="Code_20_Text">int</text:span> parameter. The <text:span text:style-name="Code_20_Text">AT EXIT</text:span> location means it <text:s/>is triggered just before the constructor returns. The <text:span text:style-name="Code_20_Text">BIND</text:span> clause employs the indexed notation to refer to the method target, $0, and the first argument $1. The latter is assumed for the sake of the example to be the buffer size. If the buffer size is less than <text:span text:style-name="Code_20_Text">100</text:span> then the rule creates a <text:span text:style-name="Code_20_Text">countDown</text:span> with count <text:span text:style-name="Code_20_Text">size – 1</text:span> using the buffer as a key to identify it.</text:p>
      <text:p text:style-name="Text_20_body">Notice how the parameterization of the <text:span text:style-name="Code_20_Text">createCountDown</text:span> <text:s/>and <text:span text:style-name="Code_20_Text">countDown</text:span> calls with the bound variable <text:span text:style-name="Code_20_Text">buffer</text:span> restricts the scope of these rules to specific cases. If there are two buffers, <text:span text:style-name="Code_20_Text">buffer1</text:span> and <text:span text:style-name="Code_20_Text">buffer2</text:span>, but only <text:span text:style-name="Code_20_Text">buffer1</text:span> has size less than 100 then the condition for the set up rule will return false when <text:span text:style-name="Code_20_Text">buffer2</text:span> is created. This means the action will not run and a <text:span text:style-name="Code_20_Text">countDown</text:span> will not be associated with <text:span text:style-name="Code_20_Text">buffer2</text:span>. When a subsequent call is made to <text:span text:style-name="Code_20_Text">buffer2.get()</text:span> the throw rule will be triggered but the condition will always return false and the rule will not fire.</text:p>
      <text:p text:style-name="Text_20_body">If instead both buffers have size less than 100 then two countDowns will be created. The throw rule will be triggered when either <text:span text:style-name="Code_20_Text">buffer1.get()</text:span> and <text:span text:style-name="Code_20_Text">buffer2.get()</text:span> is called and in both cases will eventually fire and throw an exception. However, each countDown will still decrement independently.</text:p>
      <text:list xml:id="list1477710982"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will occur in a desired order, enabling test code to reliably exercise parallel execution paths which do not normally occur with synthetic workloads.</text:p>
      <text:p text:style-name="Text_20_body">Tracing operations are also provided so that test scripts can track progress of a test run and identify successful or unsuccessful test completion. Trace output can also be used to <text:soft-page-break/>debug rule execution. Trace output to be quite finely tuned simply by providing a condition which tests the state of local or parameter variable bindings. Trace actions can insert these bound values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text:p>
      <text:p text:style-name="Text_20_body">A <text:span text:style-name="T1">return</text:span> action forces an early return from the code location targeted by the rule. If the method is non-void then the return action supplies a value to use as the method result.</text:p>
      <text:p text:style-name="Text_20_body">A <text:span text:style-name="T1">throw</text:span> action enables exceptions to be thrown from the trigger method frame. A rule is always allowed to throw a runtime exception (i.e. instances of <text:span text:style-name="Code_20_Text">RuntimeException</text:span> or its subclasses). If none of the caller methods up the stack from the trigger method include a a catch for <text:span text:style-name="Code_20_Text">RuntimeException</text:span> or <text:span text:style-name="Code_20_Text">Throwable</text:span> then effectively this aborts the current thread. Other exceptions may also be thrown so long as the trigger method declares the exception in its throws list. This restriction is necessary to ensure that the injected code does not break the method contract between the trigger method and its callers.</text:p>
      <text:p text:style-name="Text_20_body">Finally, a call to the <text:span text:style-name="T1">killJVM</text:span> builtin allows a machine crash to be simulated by configuring an immediate exit from the JVM.</text:p>
      <text:p text:style-name="Text_20_body">It is worth noting that rules are not just restricted to using built-in operations. Application-specific side-effects can also be introduced by writing object fields or calling Java methods in rule events, conditions or actions. The obvious target for such field write or method call operations is objects supplied from the triggering method via local or parameter variable bindings. However, it is also possible to update static data and invoke static methods of any class accessible from the classloader of the triggering method. So, it is quite feasible to use Byteman rules to apply arbitrary modifications to the original program. Byteman rules have special access privileges which means that it is possible to read and write protected or private fields and call protected or private data.</text:p>
      <text:list xml:id="list2150361630"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For example, the builtin operations <text:span text:style-name="Code_20_Text">createCountDown()</text:span> and <text:span text:style-name="Code_20_Text">countDown()</text:span> used in the example rules provided above are just public methods of class <text:span text:style-name="Code_20_Text">Helper</text:span>. <text:s/>The set of built-ins available for use in a given rule can by changed merely by specifying an alternative helper class for that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2177515781" text:continue-numbering="true" text:style-name="Outline">
        <text:list-item>
          <text:list>
            <text:list-header>
              <text:h text:style-name="Heading_20_2" text:outline-level="2" text:is-list-header="true"><text:soft-page-break/>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65018535" text:style-name="L3">
        <text:list-item>
          <text:p text:style-name="P22">the <text:span text:style-name="T1">trigger method</text:span>, i.e. the method which contains the trigger point</text:p>
        </text:list-item>
        <text:list-item>
          <text:p text:style-name="P22">the rule which has been matched</text:p>
        </text:list-item>
        <text:list-item>
          <text:p text:style-name="P22">the arguments to the trigger method</text:p>
        </text:list-item>
      </text:list>
      <text:p text:style-name="Text_20_body">If several rules match the same trigger point then there will be a sequence of trigger calls, one for each matching rule. In this case rules are mostly triggered in the order they appear in their script(s).The only exception is rules which specify an <text:span text:style-name="Code_20_Text">AFTER</text:span> location, such as <text:span text:style-name="Code_20_Text">AFTER READ myField</text:span> or <text:span text:style-name="Code_20_Text">AFTER INVOKE someMethod</text:span>, which are executed in reverse order of appearance.</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3">fire</text:span> the rule and to be employed as a target or parameter for rule actions. Note that where the trigger code is compiled with the relevant debug options enabled the agent is able to pass local variables which are in scope at the trigger point as arguments to the trigger call, making them available as default bindings. Rules may refer to in-scope variables (including the method recipient and arguments) by <text:s/>prefixing their symbolic names with the $ character e.g. <text:span text:style-name="Code_20_Text">$this</text:span>, <text:span text:style-name="Code_20_Text">$arg1</text:span>, <text:span text:style-name="Code_20_Text">$i</text:span> etc.</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217632150" text:continue-list="list2177515781" text:style-name="Outline">
        <text:list-item>
          <text:list>
            <text:list-header>
              <text:h text:style-name="P28" text:outline-level="2" text:is-list-header="true"><text:soft-page-break/><text:span text:style-name="T5">Agent</text:span> Retransformation</text:h>
            </text:list-header>
          </text:list>
        </text:list-item>
      </text:list>
      <text:p text:style-name="Text_20_body">The agent also allows rules to be uploaded while the application is still running. This can be used to redefine previously loaded rules as well as to introduce new rules on the fly. In cases where no currently loaded class matches the uploaded rule the agent merely adds the new rule to the current rule set. This <text:s/>may possibly replace an earlier version of the rule (rules are equated if they have the same name). When a matching class is loaded the latest version of the rule will be used to transform it.</text:p>
      <text:p text:style-name="Text_20_body">In cases where there are already loaded classes which match the rule the agent will <text:s/>retransform them, modifying the relevant target methods to include any necessary trigger calls. If an uploaded rule replaces an existing rule in this situation then when the previous rule is deleted all trigger calls associated with it are removed from the affected target methods. Note that retransforming a class does not associate a new class object with existing instances of the class. It merely installs a different implementation for their methods.</text:p>
      <text:p text:style-name="Text_20_body">An important point where retransformation may occur automatically without an explicit upload is during bootstrap of the agent. The JVM needs to load various of its own bootstrap classes before it can start the agent and allow it to register a transformer. Once the agent has processed the initial rule set and registered a transformer it scans all currently loaded classes and identifies those which match rules in the rule set. It automatically retransforms these classes, causing subsequent calls to bootstrap code to trigger rule processing.</text:p>
      <text:list xml:id="list992965600" text:continue-numbering="true" text:style-name="Outline">
        <text:list-item>
          <text:list>
            <text:list-header>
              <text:h text:style-name="P28"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are not type checked and compiled during trigger injection. These steps are delayed until the class and method bytecode they refer to has been loaded. Type checking requires identifying properties of the trigger class and, potentially, of classes it mentions using reflection. To do thi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class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execution is performed with the help of an auxiliary class generated at runtime by the <text:soft-page-break/>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3">helper adapter</text:span><text:span text:style-name="T1"> </text:span><text:span text:style-name="T3">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1991750649"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408944404" text:continue-numbering="true" text:style-name="Outline">
        <text:list-item>
          <text:list>
            <text:list-header>
              <text:h text:style-name="P28"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a signature comprising a parameter type list and, optionally, a return type.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in this example the package for class <text:span text:style-name="Code_20_Text">State</text:span> has been left unspecified. The type checker will infer the package of the parameter or return type from the matched method where it is omitted.</text:p>
      <text:p text:style-name="Text_20_body">The previous example also employs the location specifier <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list xml:id="list420604539" text:style-name="L4">
        <text:list-item>
          <text:p text:style-name="P23">The Byteman agent <text:span text:style-name="T1">will not</text:span> transform any classes in package <text:span text:style-name="Code_20_Text">java.lang</text:span> nor classes in package <text:s/><text:span text:style-name="Code_20_Text">org.jboss.byteman</text:span>, the byteman package itself (it is possible to remove the first of these restrictions by setting a System property, but you need to be really sure you know what you are doing – see below for details).</text:p>
        </text:list-item>
        <text:list-item>
          <text:p text:style-name="P23">Inner classes can be specified by employing the (internal format) '$' separator to distinguish an inner class from its enclosing outer class e.g. <text:span text:style-name="Code_20_Text">org.my.List$Cons</text:span>, <text:span text:style-name="Code_20_Text">Map$Entry$Wrapper</text:span>. </text:p>
        </text:list-item>
      </text:list>
      <text:list xml:id="list1080761117" text:continue-list="list1408944404" text:style-name="Outline">
        <text:list-item>
          <text:list>
            <text:list-item>
              <text:list>
                <text:list-header>
                  <text:h text:style-name="Heading_20_3" text:outline-level="3" text:is-list-header="true">Class Rules vs Interface Rules</text:h>
                </text:list-header>
              </text:list>
            </text:list-item>
          </text:list>
        </text:list-item>
      </text:list>
      <text:p text:style-name="Text_20_body">Byteman rules can be attached to interfaces as well as classes. If the <text:span text:style-name="Code_20_Text">CLASS</text:span> keyword is replaced with the keyword <text:span text:style-name="Code_20_Text">INTERFACE</text:span> then the rule applies to any class which implements the specified interface. For example, the following rule</text:p>
      <text:p text:style-name="Code"># interface rule example<text:line-break/>RULE commit with no arguments on any engine<text:line-break/>INTERFACE com.arjuna.wst11.messaging.engines.<text:bookmark-start text:name="DDE_LINK21"/>Engine<text:bookmark-end text:name="DDE_LINK21"/><text:line-break/>METHOD commit()<text:line-break/>. . .<text:line-break/>ENDRULE</text:p>
      <text:p text:style-name="Text_20_body">is attached to method <text:span text:style-name="Code_20_Text">commit</text:span> of interface <text:span text:style-name="Code_20_Text">Engine</text:span>. If <text:span text:style-name="Code_20_Text">Engine</text:span> is implemented by classes <text:s/><text:span text:style-name="Code_20_Text">CoordinatorEngine</text:span> and <text:span text:style-name="Code_20_Text">ParticipantEngine</text:span> then the rule implies two trigger points, one at the start of method <text:span text:style-name="Code_20_Text">CoordinatorEngine.commit()</text:span> and another at the start of method <text:span text:style-name="Code_20_Text">ParticipantEngine.commit(). T</text:span>he agent ensures that each implementing class is transformed to include a trigger call for the rule.</text:p>
      <text:list xml:id="list1826345427" text:continue-numbering="true" text:style-name="Outline">
        <text:list-item>
          <text:list>
            <text:list-item>
              <text:list>
                <text:list-header>
                  <text:h text:style-name="Heading_20_3" text:outline-level="3" text:is-list-header="true">Overriding <text:s/>Rules</text:h>
                </text:list-header>
              </text:list>
            </text:list-item>
          </text:list>
        </text:list-item>
      </text:list>
      <text:p text:style-name="Text_20_body">Normally, Byteman only injects rule code into methods which are defined by the class identified in the <text:span text:style-name="Code_20_Text">CLASS</text:span> clause. This is sometimes not very helpful. For example, the following rule is not much use</text:p>
      <text:p text:style-name="P3"><text:bookmark-start text:name="DDE_LINK20"/><text:soft-page-break/>RULE trace Object.finalize<text:line-break/>CLASS java.lang.Object<text:line-break/>METHOD finalize<text:line-break/>IF TRUE<text:line-break/>DO System.out.println(“Finalizing “ + $0)<text:line-break/>DONE<text:bookmark-end text:name="DDE_LINK20"/></text:p>
      <text:p text:style-name="P2">The print statement gets inserted into method <text:span text:style-name="Code_20_Text">Object.finalize()</text:span>. However, the JVM only calls finalize when an object's class overrides <text:span text:style-name="Code_20_Text">Object.finalize()</text:span>. But with this rule these overriding methods are not modified. So, the rule will not be triggered in the precise case where the trace would be useful (n.b. this is not quite the full story – overriding method implementations which call <text:span text:style-name="Code_20_Text">super.finalize()</text:span> <text:span text:style-name="T1">will</text:span> trigger the rule). There are many other situations where it might be desirable to inject code into overriding method <text:s/>implementations. For example, class <text:span text:style-name="Code_20_Text">Socket</text:span> is specialised by various classes which provide their own implementation of methods <text:span text:style-name="Code_20_Text">bind</text:span>, <text:span text:style-name="Code_20_Text">accept</text:span> etc. So, a rule attached to <text:span text:style-name="Code_20_Text">Socket.bind()</text:span> will not be triggered when the bind method of one of these subclasses is called (not unless the subclass method calls <text:span text:style-name="Code_20_Text">super.bind()</text:span>).</text:p>
      <text:p text:style-name="P2">Of course, it is always possible to define a specific rule for each overriding class. However, this is tedious and may possibly miss some cases when the code base is changed. So, Byteman provides a simple bit of syntax for specifying that rules should also be injected into overriding implementations.</text:p>
      <text:p text:style-name="P3"><text:bookmark-start text:name="__DdeLink__3348_1142010326"/>RULE trace Object.finalize<text:line-break/>CLASS ^java.lang.Object<text:line-break/>METHOD finalize<text:line-break/>IF TRUE<text:line-break/>DO System.out.println(“Finalizing “ + $0)<text:line-break/><text:bookmark-end text:name="__DdeLink__3348_1142010326"/>ENDRULE</text:p>
      <text:p text:style-name="P2">The <text:span text:style-name="Code_20_Text">^</text:span> prefix attached to the class name <text:s/>tells the agent that the rule should apply to implementations of <text:span text:style-name="Code_20_Text">finalize</text:span> defined either by class <text:span text:style-name="Code_20_Text">Object</text:span> or by any class which extends <text:span text:style-name="Code_20_Text">Object</text:span>. This prefix can also be used with interface rules, requiring the agent to inject the rule code into methods of classes which implement the interface and also into overriding methods on subclasses of the implementing classes.</text:p>
      <text:p text:style-name="P2">Note that if an overriding method invokes a super method then this style of <text:s/>injection may cause the injected rule code to be triggered more than once. In particular, injecting into constructors (which, inevitably, invoke some form of super constructor) will often result in multiple triggerings of the rule. This is easily avoided by adding a condition to the rule which checks the name of the caller method. So, for example, the rule above would be better rewritten as</text:p>
      <text:p text:style-name="P3">RULE trace Object.finalize at initial call<text:line-break/>CLASS ^java.lang.Object<text:line-break/>METHOD finalize<text:line-break/>IF NOT callerEquals(“finalize”)<text:line-break/>DO System.out.println(“Finalizing “ + $0)<text:line-break/>DONE</text:p>
      <text:p text:style-name="Text_20_body">This rule uses the built-in method <text:span text:style-name="Code_20_Text">callerEquals</text:span> which can be called with a variety of alternative signatures (described in full below). This version calls <text:span text:style-name="Code_20_Text">String.equals()</text:span> comparing the name of the method which called the trigger method to its <text:span text:style-name="Code_20_Text">String</text:span> argument and returns the result. The condition negates this using the <text:span text:style-name="Code_20_Text">NOT</text:span> operator (another way of writing the Java ! Operator). <text:s/>So, when an implementation of <text:span text:style-name="Code_20_Text">finalize</text:span> is <text:soft-page-break/>called via the finalizer thread's <text:span text:style-name="Code_20_Text">runFinalizer()</text:span> method this condition evaluates to <text:span text:style-name="Code_20_Text">true </text:span>and the rule fires. When it gets called via <text:span text:style-name="Code_20_Text">super.finalize()</text:span> the condition evaluates to <text:span text:style-name="Code_20_Text">false</text:span> and the rule does not fire.</text:p>
      <text:list xml:id="list437884746" text:continue-numbering="true" text:style-name="Outline">
        <text:list-item>
          <text:list>
            <text:list-item>
              <text:list>
                <text:list-header>
                  <text:h text:style-name="P29" text:outline-level="3" text:is-list-header="true"><text:span text:style-name="T5">Overriding</text:span> Interface Rules</text:h>
                </text:list-header>
              </text:list>
            </text:list-item>
          </text:list>
        </text:list-item>
      </text:list>
      <text:p text:style-name="Text_20_body">The ^prefix can also be used in combination with <text:span text:style-name="Code_20_Text">INTERFACE</text:span> rules. Normally an interface rule is only injected into classes which directly implement the interface methods. This can mean that a plain <text:span text:style-name="Code_20_Text">INTERFACE</text:span> rule does not always get injected into the classes you are interested in.</text:p>
      <text:p text:style-name="Text_20_body">For example, class <text:span text:style-name="Code_20_Text">ArrayList</text:span> extends class <text:span text:style-name="Code_20_Text">AbstractList</text:span> which, in turn, implements interface <text:span text:style-name="Code_20_Text">List</text:span>. A rule attached to <text:span text:style-name="Code_20_Text">INTERFACE List</text:span> <text:span text:style-name="T1">will</text:span> be considered for injection into <text:span text:style-name="Code_20_Text">AbstractList</text:span> but will <text:span text:style-name="T1">not</text:span> be considered for injection into <text:span text:style-name="Code_20_Text">ArrayList</text:span>. This makes sense because AbstractList will <text:s/>contain an implementation of every method in List (some of these methodsmay be abstract). So, any methods in class ArrayList which re-implement the interface are considered to be overriding methods. However, the <text:span text:style-name="Code_20_Text">^</text:span> prefix can be used to achieve the desired effect. If the rule is attached to <text:span text:style-name="Code_20_Text">INTERFACE ^List</text:span> then it <text:span text:style-name="T1">will</text:span> be considered for injection into both <text:span text:style-name="Code_20_Text">AbstractList</text:span> and <text:span text:style-name="Code_20_Text">ArrayList</text:span>.</text:p>
      <text:p text:style-name="Text_20_body">Note that there is a subtle difference between these cases where a class extends a superclass and those where an interface extends a superinterface. The same class hierarchy can be used as an example to explain how interface extension is treated.</text:p>
      <text:p text:style-name="Text_20_body">Let's look at the interface <text:span text:style-name="Code_20_Text">Collection</text:span> which is extended by interface <text:span text:style-name="Code_20_Text">List</text:span>. When a rule is attached to <text:span text:style-name="Code_20_Text">INTERFACE Collection</text:span> then it is considered for injection into any class which implements <text:span text:style-name="Code_20_Text">Collection</text:span> and also any class which implements an extension of <text:span text:style-name="Code_20_Text">Collection</text:span>. Since <text:span text:style-name="Code_20_Text">List</text:span> extends <text:span text:style-name="Code_20_Text">Collection</text:span> this means that an implementation class like <text:span text:style-name="Code_20_Text">AbstractList</text:span> will be a candidate for the rule. This is because <text:span text:style-name="Code_20_Text">AbstractList</text:span> <text:s/>is the first class reached down the chain from <text:span text:style-name="Code_20_Text">Collection</text:span> via <text:span text:style-name="Code_20_Text">List</text:span> so it is the first point in the class hierarchy where an implementation can be found for methods of <text:span text:style-name="Code_20_Text">Collection</text:span> (even if it is only an abstract method). Class <text:span text:style-name="Code_20_Text">ArrayList</text:span> willl <text:span text:style-name="T1">not</text:span> be a candidate for injection because any of it's methods which re-implement a method declared by <text:span text:style-name="Code_20_Text">Collection</text:span> will still only <text:span text:style-name="T1">override</text:span> a method <text:s/>implemented in <text:span text:style-name="Code_20_Text">AbstractList</text:span>. If you want the rule to be injected into these overriding methods defined in class <text:span text:style-name="Code_20_Text">ArrayList</text:span> then you can do so by attaching the rule to <text:span text:style-name="Code_20_Text">INTERFACE ^Collection</text:span>.</text:p>
      <text:list xml:id="list1952085976" text:continue-numbering="true" text:style-name="Outline">
        <text:list-item>
          <text:list>
            <text:list-item>
              <text:list>
                <text:list-header>
                  <text:h text:style-name="P29" text:outline-level="3" text:is-list-header="true"><text:span text:style-name="T5">Location</text:span> Specifiers</text:h>
                </text:list-header>
              </text:list>
            </text:list-item>
          </text:list>
        </text:list-item>
      </text:list>
      <text:p text:style-name="Text_20_body">The examples above either specified the precise location of the trigger point within the target method to a specific line number using <text:span text:style-name="Code_20_Text">AT LINE</text:span> or defaulted it to the start of the method. Clearly, line numbers can be used to specify almost any point during execution and are easy and convenient to use in code which is not subject to change. However, this approach is not very useful for test automation where the code under test may well get modified. Obviously when code is edited the associated tests need to be revised. But modifications to the code base can easily shift the line numbers of unmodified code invalidating test scripts unrelated to the edits. Luckily, there are several other ways of specifying where a trigger point should be inserted into a target method. For example,</text:p>
      <text:p text:style-name="Code"><text:soft-page-break/># location specifier example<text:line-break/>RULE countdown at commit<text:line-break/>CLASS CoordinatorEngine<text:line-break/>METHOD commit<text:line-break/>AFTER WRITE $current<text:line-break/>. . .<text:line-break/>ENDRULE</text:p>
      <text:p text:style-name="Text_20_body">The name <text:span text:style-name="Code_20_Text">current</text:span> prefixed with a <text:span text:style-name="Code_20_Text">$</text:span> sign identifies a local variable,or possibly a method parameter. In this case, <text:span text:style-name="Code_20_Text">current</text:span> happens to be a local variable declared and initialised at the start of method <text:span text:style-name="Code_20_Text">CoordinatorEngine.commit</text:span> whose type is the enum <text:span text:style-name="Code_20_Text">State</text:span>.</text:p>
      <text:p text:style-name="Code">public State commit()<text:line-break/>{<text:line-break/> <text:s/>final State current ;<text:line-break/> <text:s/>synchronized(this)<text:line-break/> <text:s/>{<text:line-break/> <text:s text:c="3"/>current = this.state ;<text:line-break/> <text:s text:c="3"/>if (current == State.STATE_PREPARED_SUCCESS) {<text:line-break/> <text:s text:c="5"/>. . .</text:p>
      <text:p text:style-name="Code"/>
      <text:p text:style-name="Text_20_body">So, the trigger point will be inserted immediately after the first write operation in the bytecode (<text:span text:style-name="Code_20_Text">istore</text:span>) which updates the stack location used to store <text:span text:style-name="Code_20_Text">current</text:span>. This is effectively the same as saying that the trigger point will occur at the point in the source code where local variable current is initialised i.e. the first line inside the <text:span text:style-name="Code_20_Text">synchronized</text:span> block.</text:p>
      <text:p text:style-name="Text_20_body">By contrast, the following rule would locate the trigger point after the first read from field <text:span text:style-name="Code_20_Text">recovered</text:span>:</text:p>
      <text:p text:style-name="Code"># location specifier example 2<text:line-break/>RULE add countdown at recreate<text:line-break/>CLASS CoordinatorEngine<text:line-break/>METHOD &lt;init&gt;<text:line-break/>AT READ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 Without the type the rule would match any read from a field with name <text:span text:style-name="Code_20_Text">recovered</text:span>.</text:p>
      <text:p text:style-name="Text_20_body">The full set of location specifiers is as follows</text:p>
      <text:p text:style-name="P3"><text:bookmark-start text:name="DDE_LINK12"/><text:soft-page-break/>AT ENTRY<text:bookmark-end text:name="DDE_LINK12"/><text:line-break/>AT EXIT<text:line-break/>AT LINE <text:span text:style-name="T1">number</text:span><text:line-break/>AT READ <text:span text:style-name="T1">[type </text:span>.<text:span text:style-name="T1">]</text:span> <text:span text:style-name="T1">field</text:span> <text:span text:style-name="T1">[count | </text:span><text:span text:style-name="T3">ALL </text:span><text:span text:style-name="T1">]<text:line-break/></text:span><text:bookmark-start text:name="__DdeLink__3370_1292317611"/><text:span text:style-name="T3">AT READ $</text:span><text:span text:style-name="T1">var-or-idx</text:span><text:span text:style-name="T3"> </text:span><text:span text:style-name="T1">[count</text:span><text:span text:style-name="T3"> | ALL </text:span><text:span text:style-name="T1">]</text:span><text:bookmark-end text:name="__DdeLink__3370_1292317611"/><text:line-break/>AFTER READ <text:span text:style-name="T1">[ type </text:span>.<text:span text:style-name="T1">]</text:span> <text:span text:style-name="T1">field</text:span> <text:span text:style-name="T1">[count | </text:span><text:span text:style-name="T3">ALL </text:span><text:span text:style-name="T1">]<text:line-break/></text:span><text:span text:style-name="T3">AFTER READ </text:span><text:bookmark-start text:name="__DdeLink__3373_1292317611"/><text:span text:style-name="T3">$</text:span><text:span text:style-name="T1">var-or-idx</text:span><text:span text:style-name="T3"> </text:span><text:span text:style-name="T1">[count</text:span><text:span text:style-name="T3"> | ALL </text:span><text:span text:style-name="T1">]</text:span><text:bookmark-end text:name="__DdeLink__3373_1292317611"/><text:span text:style-name="T1"><text:line-break/></text:span><text:span text:style-name="T3">AT WRITE</text:span><text:span text:style-name="T1"> [ type .] field [count | </text:span><text:span text:style-name="T3">ALL </text:span><text:span text:style-name="T1">]<text:line-break/></text:span><text:span text:style-name="T3">AT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FTER WRITE</text:span><text:span text:style-name="T1"> [ type .] field [count | </text:span><text:span text:style-name="T3">ALL </text:span><text:span text:style-name="T1">]<text:line-break/></text:span><text:span text:style-name="T3">AFTER WRITE</text:span><text:span text:style-name="T1"> </text:span><text:span text:style-name="T3">$</text:span><text:span text:style-name="T1">var-or-idx</text:span><text:span text:style-name="T3"> </text:span><text:span text:style-name="T1">[count</text:span><text:span text:style-name="T3"> | ALL </text:span><text:span text:style-name="T1">]<text:line-break/></text:span><text:span text:style-name="T3">AT INVOKE</text:span><text:span text:style-name="T1"> [ type .] method [ </text:span><text:span text:style-name="T3">(</text:span><text:span text:style-name="T1"> argtypes </text:span><text:span text:style-name="T3">)</text:span><text:span text:style-name="T1"> ] [count | </text:span><text:span text:style-name="T3">ALL </text:span><text:span text:style-name="T1">]<text:line-break/></text:span><text:span text:style-name="T3">AFTER INVOKE</text:span><text:span text:style-name="T1"> [ type .] method [ </text:span><text:span text:style-name="T3">(</text:span><text:span text:style-name="T1"> argtypes </text:span><text:span text:style-name="T3">)</text:span><text:span text:style-name="T1"> ][count | </text:span><text:span text:style-name="T3">ALL </text:span><text:span text:style-name="T1">]<text:line-break/></text:span><text:span text:style-name="T3">AT SYNCHRONIZE</text:span><text:span text:style-name="T1"> [count | </text:span><text:span text:style-name="T3">ALL </text:span><text:span text:style-name="T1">]</text:span><text:bookmark-start text:name="DDE_LINK11"/><text:span text:style-name="T1"><text:line-break/></text:span><text:span text:style-name="T3">AFTER SYNCHRONIZE</text:span><text:span text:style-name="T1"> [count | </text:span><text:span text:style-name="T3">ALL </text:span><text:span text:style-name="T1">]</text:span><text:bookmark-end text:name="DDE_LINK11"/><text:span text:style-name="T1"><text:line-break/></text:span><text:span text:style-name="T3">AT THROW</text:span><text:span text:style-name="T1"> [count | </text:span><text:span text:style-name="T3">ALL </text:span><text:span text:style-name="T1">]</text:span></text:p>
      <text:p text:style-name="P9">If a location specifier is provided it must immediately follow the <text:span text:style-name="Code_20_Text">METHOD</text:span> specifier. If no location specifier is provided it defaults to <text:span text:style-name="Code_20_Text">AT ENTRY</text:span>.</text:p>
      <text:p text:style-name="P9">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9">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9">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print an error in such cases because this may merely indicate that the rule does not apply to this particular class or method).</text:p>
      <text:p text:style-name="P9">An <text:span text:style-name="Code_20_Text">AT READ</text:span> specifier followed by a field name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 If the keyword <text:span text:style-name="Code_20_Text">ALL</text:span> is specified in place of a count then the rule wlil be triggered at all matching <text:span text:style-name="Code_20_Text">getField</text:span> calls.</text:p>
      <text:p text:style-name="P9">An <text:span text:style-name="Code_20_Text">AT READ</text:span> specifier followed by a <text:span text:style-name="Code_20_Text">$</text:span>-prefixed local variable name, method parameter name or method parameter index locates the trigger point before the first instruction which reads the corresponding local or method parameter variable i.e. it corresponds to an <text:span text:style-name="Code_20_Text">iload</text:span>, <text:span text:style-name="Code_20_Text">dload</text:span>, <text:span text:style-name="Code_20_Text">aload</text:span> etc instruction in the bytecode. If a count <text:span text:style-name="T1">N</text:span> is supplied then the <text:span text:style-name="T1">N</text:span>th matching <text:span text:style-name="Code_20_Text">read </text:span>will be used as the trigger point. Note that the count identifies to the <text:span text:style-name="T1">N</text:span>th textual occurrence of a read of the variable, not the <text:span text:style-name="T1">N</text:span>th access in a particular execution path at runtime. If the keyword <text:span text:style-name="Code_20_Text">ALL</text:span> is specified in place of a count then the rule will be <text:soft-page-break/>triggered before every read of the variable.</text:p>
      <text:p text:style-name="P9">Note that it is only possible to use local or parameter variable names such as <text:span text:style-name="Code_20_Text">$i</text:span>, <text:span text:style-name="Code_20_Text">$this</text:span> or <text:span text:style-name="Code_20_Text">$arg1</text:span> if the trigger method bytecode includes a local variable table, e.g. if it has been compiled with the -g flag. By contrast, it is always possible to refer to parameter variable read operations using the index notation <text:span text:style-name="Code_20_Text">$0</text:span>, <text:span text:style-name="Code_20_Text">$1</text:span> etc (however, note that location <text:span text:style-name="Code_20_Text">AT READ $0</text:span> will only match where the trigger method is an instance method).</text:p>
      <text:p text:style-name="P9">An <text:span text:style-name="Code_20_Text">AFTER READ</text:span> specification is identical to an AT READ specification except that it locates the trigger point after the <text:span text:style-name="Code_20_Text">getField</text:span> or variable read operation.</text:p>
      <text:p text:style-name="Text_20_body"><text:span text:style-name="Code_20_Text"><text:span text:style-name="T3">AT WRITE</text:span></text:span><text:span text:style-name="T3"> and </text:span><text:span text:style-name="Code_20_Text"><text:span text:style-name="T3">AFTER WRITE</text:span></text:span><text:span text:style-name="T3"> specifiers are the same as the corresponding </text:span><text:span text:style-name="Code_20_Text"><text:span text:style-name="T3">READ</text:span></text:span><text:span text:style-name="T3"> specifiers except that they correspond to assignments to the named field or named variable in the source code <text:s/>i.e. they identify </text:span><text:span text:style-name="Code_20_Text"><text:span text:style-name="T3">putField</text:span></text:span> or <text:span text:style-name="Code_20_Text">istore</text:span>, <text:span text:style-name="Code_20_Text">dstore</text:span>, etc instructions.</text:p>
      <text:p text:style-name="Text_20_body">Note that location <text:span text:style-name="Code_20_Text">AT WRITE $</text:span>0 or, equivalently, <text:span text:style-name="Code_20_Text">AT WRITE $this</text:span> will never match any candidate trigger method because the target object for an instance method invocation is never assigned.</text:p>
      <text:p text:style-name="Text_20_body">Note also that for a given local variable, <text:span text:style-name="Code_20_Text">localvar</text:span>, location AT<text:span text:style-name="Code_20_Text"> WRITE $localvar</text:span> or, equivalently, <text:s/>AT<text:span text:style-name="Code_20_Text"> WRITE $localvar 1</text:span> identifies the location immediately <text:span text:style-name="T1">after</text:span> the local variable is initialised i.e. it is treated as if it were specified as <text:span text:style-name="Code_20_Text">AFTER WRITE $localvar</text:span>. This is necessary because the variable is not in scope until after it is initialised. This also ensures that the local variable which has been written can be safely accessed in the rule body.</text:p>
      <text:p text:style-name="Text_20_body"><text:span text:style-name="Code_20_Text">AT INVOKE</text:span> and <text:span text:style-name="Code_20_Text">AFTER INVOKE</text:span> specifiers are like <text:span text:style-name="Code_20_Text"><text:span text:style-name="T3">READ</text:span></text:span> and <text:span text:style-name="Code_20_Text"><text:span text:style-name="T3">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9"><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9">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If the keyword <text:span text:style-name="Code_20_Text">ALL</text:span> is specified in place of a count then the rule will be triggered at all matching occurrences of a throw.</text:p>
      <text:p text:style-name="P9">n.b. as mentioned previously, when several rules specify the same location the order of injection of trigger calls usually follows the order of the rules in their respective scripts. The exception to this is AFTER locations where the the order of injection is the reverse to the order of occurrence.</text:p>
      <text:p text:style-name="P9">n.b.b. when a location specifier (other than <text:span text:style-name="Code_20_Text">ENTRY</text:span> or <text:span text:style-name="Code_20_Text">EXIT</text:span>) is used with an overriding rule the rule code is only injected into the original method or overriding methods if the location matches the method in question. So, for example, if location <text:span text:style-name="Code_20_Text">AT READ myField 2</text:span> is employed then the rule will only be injected into implementations of the method which include two loads of field myField. Methods which do not match the location are ignored.</text:p>
      <text:p text:style-name="P9"><text:soft-page-break/>n.b.b.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467737948"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 Alternatively, the BIND clause may be omitted.</text:p>
      <text:list xml:id="list815811081" text:continue-numbering="true" text:style-name="Outline">
        <text:list-item>
          <text:list>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xml:id="list156654360" text:continue-list="list420604539" text:style-name="L4">
        <text:list-item>
          <text:p text:style-name="P23">references to previously bound variables</text:p>
        </text:list-item>
        <text:list-item>
          <text:p text:style-name="P23">references to the trigger method recipient or parameters</text:p>
        </text:list-item>
        <text:list-item>
          <text:p text:style-name="P23">references to the local variables in scope at the trigger point</text:p>
        </text:list-item>
        <text:list-item>
          <text:p text:style-name="P23">references to trigger method special variables <text:span text:style-name="Code_20_Text">$!</text:span>, <text:span text:style-name="Code_20_Text">$^</text:span>, <text:span text:style-name="Code_20_Text">$#, </text:span>$* and $@</text:p>
        </text:list-item>
        <text:list-item>
          <text:p text:style-name="P23">static field references</text:p>
        </text:list-item>
        <text:list-item>
          <text:p text:style-name="P23">primitive literals</text:p>
        </text:list-item>
        <text:list-item>
          <text:p text:style-name="P23">field accesses</text:p>
        </text:list-item>
        <text:list-item>
          <text:p text:style-name="P23">static or instance method invocations</text:p>
        </text:list-item>
        <text:list-item>
          <text:p text:style-name="P23">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bookmark-start text:name="DDE_LINK26"/><text:span text:style-name="Code_20_Text">&gt;=</text:span>, <text:bookmark-end text:name="DDE_LINK26"/><text:span text:style-name="Code_20_Text">new</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138884831" text:style-name="L5">
        <text:list-item>
          <text:p text:style-name="P24">throw and return operations are only allowed as the last action in a sequence of rule actions (see below).</text:p>
        </text:list-item>
      </text:list>
      <text:list xml:id="list874355078" text:style-name="L6">
        <text:list-item>
          <text:p text:style-name="P25">Expressions should obey the normal rules regarding associativity and precedence.</text:p>
        </text:list-item>
        <text:list-item>
          <text:p text:style-name="P25">The trigger method recipient and parameters may be referred to by index using the symbols <text:span text:style-name="Code_20_Text">$0</text:span> (invalid for a static method), <text:span text:style-name="Code_20_Text">$1</text:span> etc. If the method has been compiled with the relevant debug options then symbolic references may also be used. So, for example, <text:span text:style-name="Code_20_Text">$this</text:span> may be used as an alias for <text:span text:style-name="Code_20_Text">$0</text:span> and <text:span text:style-name="Code_20_Text">$myArg</text:span> may be used as an alias for <text:span text:style-name="Code_20_Text">$1</text:span> if the method first parameter is declared with name <text:span text:style-name="Code_20_Text">myArg</text:span>,</text:p>
        </text:list-item>
        <text:list-item>
          <text:p text:style-name="P25">If the trigger method has been compiled with the relevant debug options then local variables may be referenced symbolically using the same syntax to method parameters. So, for example, if variable <text:span text:style-name="Code_20_Text">idx</text:span> is in scope at the trigger point then <text:span text:style-name="Code_20_Text">$idx</text:span> can be used to obtain its value.</text:p>
        </text:list-item>
        <text:list-item>
          <text:p text:style-name="P25">Special variables provide access to other trigger method data. There are currently 5 such special variables:</text:p>
          <text:list>
            <text:list-item>
              <text:p text:style-name="P25"><text:span text:style-name="Code_20_Text">$!</text:span> is valid in at <text:span text:style-name="Code_20_Text">AT EXIT</text:span> rule and is bound to the return value on the stack at the point where the rule is triggered. Its type is the same as the trigger method return type. The rule will fail to inject if the trigger method return type is void.</text:p>
            </text:list-item>
            <text:list-item>
              <text:p text:style-name="P25">$! is also valid in an AFTER INVOKE rule and is bound to the return value on the stack at the point where the rule is triggered. Its type is the same as the invoked method return type. The rule will fail to inject if the invoked method return type is void.</text:p>
            </text:list-item>
            <text:list-item>
              <text:p text:style-name="P25"><text:span text:style-name="Code_20_Text">$^</text:span> is only valid in an <text:span text:style-name="Code_20_Text">AT THROW</text:span> rule and is bound to the throwable on the stack at the point where the rule is triggered. Its type is <text:span text:style-name="Code_20_Text">Throwable</text:span>.</text:p>
            </text:list-item>
            <text:list-item>
              <text:p text:style-name="P25"><text:span text:style-name="Code_20_Text">$#</text:span> has type <text:span text:style-name="Code_20_Text">int</text:span> and identifies the number of parameters supplied to the trigger method.</text:p>
            </text:list-item>
            <text:list-item>
              <text:p text:style-name="P25"><text:span text:style-name="Code_20_Text">$*</text:span> is bound to an <text:bookmark-start text:name="DDE_LINK31"/><text:span text:style-name="Code_20_Text">Object[] </text:span>array<text:bookmark-end text:name="DDE_LINK31"/> containing the trigger method recipient, <text:span text:style-name="Code_20_Text">$this</text:span>, in slot <text:span text:style-name="Code_20_Text">0</text:span> and the trigger method parameter values, <text:span text:style-name="Code_20_Text">$1</text:span>, <text:span text:style-name="Code_20_Text">$2</text:span> etc in slots <text:span text:style-name="Code_20_Text">1</text:span>, <text:span text:style-name="Code_20_Text">2</text:span> etc (for a static trigger method the value in slot <text:span text:style-name="Code_20_Text">0</text:span> is <text:span text:style-name="Code_20_Text">null</text:span>).</text:p>
            </text:list-item>
            <text:list-item>
              <text:p text:style-name="P25">$@ is only valid in an <text:span text:style-name="Code_20_Text">AT INVOKE</text:span> rule and is bound to an <text:span text:style-name="Code_20_Text">Object[] </text:span>array containing the <text:span text:style-name="Code_20_Text">AT INVOKE</text:span> target method recipient in slot 0 and the call arguments for the target method installed in slots 1 upwards <text:span text:style-name="T1">in call order</text:span> (if the target method is static the value in slot <text:span text:style-name="Code_20_Text">0</text:span> is <text:span text:style-name="Code_20_Text">null</text:span>). Note that this variable is not valid in AFTER INVOKE rules. The array contains the call arguments located on the stack just before the trigger method calls the AT INVOKE target method. These values are no longer available after the call has completed.</text:p>
            </text:list-item>
          </text:list>
        </text:list-item>
        <text:list-item>
          <text:p text:style-name="P25">Assignments may update the bindings for rule variables introduced in the <text:span text:style-name="Code_20_Text">BINDS</text:span> clause, parameter or local variables, instance fields, static fields or the return value <text:soft-page-break/>special variables <text:span text:style-name="Code_20_Text">$!</text:span>. Assignments are not currently allowed to update any of the the other special variables.</text:p>
        </text:list-item>
        <text:list-item>
          <text:p text:style-name="P25">Assignments to parameter variables or local variables are <text:span text:style-name="T1">visible</text:span> on resumption of the trigger method. For example, assume that a rule includes an assignment <text:s/>such as <text:span text:style-name="Code_20_Text">$name = “Ernie”</text:span>, where <text:span text:style-name="Code_20_Text">name</text:span> is either a parameter variable or a local variable in scope at the trigger point. <text:s/>If <text:span text:style-name="Code_20_Text">name</text:span> has value <text:span text:style-name="Code_20_Text">“Bert”</text:span> when the rule is triggered and the assignment actually gets executed then on resumption of the trigger method <text:span text:style-name="Code_20_Text">name</text:span> will have value <text:span text:style-name="Code_20_Text">“Ernie”</text:span>. Note that assignments cannot be made to <text:span text:style-name="Code_20_Text">$this</text:span> (or, equivalently, <text:span text:style-name="Code_20_Text">$0</text:span>) as the recipient argument for an instance method is always <text:span text:style-name="Code_20_Text">final</text:span>.</text:p>
        </text:list-item>
        <text:list-item>
          <text:p text:style-name="P25">Assignment to <text:span text:style-name="Code_20_Text">$!</text:span> updates the return value on top of the stack at the trigger point, causing the trigger method to return this updated value. The same effect can be achieved by executing a <text:span text:style-name="Code_20_Text">RETURN</text:span> expression.</text:p>
        </text:list-item>
        <text:list-item>
          <text:p text:style-name="P25">Byteman provides the English language keywords listed below which can be used in place of the related standard Java operators (in brackets):<text:line-break/><text:span text:style-name="Code_20_Text">OR</text:span> (<text:span text:style-name="Code_20_Text">||</text:span>), <text:span text:style-name="Code_20_Text">AND</text:span> (<text:span text:style-name="Code_20_Text">&amp;&amp;</text:span>), <text:span text:style-name="Code_20_Text">NOT</text:span> (<text:span text:style-name="Code_20_Text">!</text:span>), <text:span text:style-name="Code_20_Text">LE</text:span> (<text:span text:style-name="Code_20_Text">&lt;=</text:span>), <text:span text:style-name="Code_20_Text">LT</text:span> (<text:span text:style-name="Code_20_Text">&lt;</text:span>), <text:span text:style-name="Code_20_Text">EQ</text:span> (<text:span text:style-name="Code_20_Text">==</text:span>), <text:span text:style-name="Code_20_Text">NE</text:span> (<text:span text:style-name="Code_20_Text">!=</text:span>), <text:span text:style-name="Code_20_Text">GE</text:span> (<text:span text:style-name="Code_20_Text">&gt;=</text:span>), <text:span text:style-name="Code_20_Text">GT</text:span> (<text:span text:style-name="Code_20_Text">&gt;</text:span>), <text:span text:style-name="Code_20_Text">TIMES</text:span> (<text:span text:style-name="Code_20_Text">*</text:span>), <text:span text:style-name="Code_20_Text">DIVIDE</text:span> (<text:span text:style-name="Code_20_Text">/</text:span>), <text:span text:style-name="Code_20_Text">PLUS</text:span> (<text:span text:style-name="Code_20_Text">+</text:span>), <text:span text:style-name="Code_20_Text">MINUS</text:span> (<text:span text:style-name="Code_20_Text">-</text:span>), <text:span text:style-name="Code_20_Text">MOD</text:span> (<text:span text:style-name="Code_20_Text">%</text:span>),<text:line-break/>keywords are recognised in either upper or lower (but not mixed) case<text:line-break/>keywords may clash with the same names where they they occur as legal Java identifiers in the target classes and methods specified in Byteman rules</text:p>
        </text:list-item>
      </text:list>
      <text:list xml:id="list1858488426" text:continue-list="list815811081"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this;<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this,<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text:soft-page-break/>by the following condition.</text:p>
      <text:p text:style-name="Code"># condition example 3<text:line-break/>RULE countdown at commit<text:line-break/>CLASS com.arjuna.wst11.messaging.engines.CoordinatorEngine<text:line-break/>METHOD commit<text:line-break/>AT READ state<text:line-break/>BIND<text:tab/>engine:CoordinatorEngine = $this,<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1307378210"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action or a sequence of rule expressions separated by semi-colons, possibly ending with a return or throw action. Rule expressions occurring in an action list may have arbitrary type, including void type.</text:p>
      <text:p text:style-name="Text_20_body">A return action is the <text:span text:style-name="Code_20_Text">return</text:span> keyword possibly followed by a rule expression which is used to compute a return value. A return act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2"/>return false<text:line-break/>ENDRULE</text:span></text:p>
      <text:p text:style-name="Text_20_body">A throw action is the <text:span text:style-name="Code_20_Text">throw</text:span> keyword followed by an throwable constructor <text:bookmark-start text:name="DDE_LINK"/>expression<text:bookmark-end text:name="DDE_LINK"/>. An throwable constructor expression is the keyword <text:span text:style-name="Code_20_Text">new</text:span> followed by the class name of the throwable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throwable type must implement an empty constructor. If arguments are supplied then the throwable type must implement a constructor whose signature is type-compatible. n.b. for hysterical reasons the <text:span text:style-name="Code_20_Text">new</text:span> keyword may be omitted from the throwable constructor expression which follows the throw keyword.</text:p>
      <text:p text:style-name="Text_20_body">A throw action causes a throwable of the type named in the exception constructor to be created and thrown from the <text:span text:style-name="T1">triggering</text:span> method. In order for this to be valid the expression type must either be assignable to <text:span text:style-name="Code_20_Text">java.lang.RuntimeException</text:span> or <text:span text:style-name="Code_20_Text">java.lang.Error</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text:soft-page-break/># throw example<text:line-break/>RULE countdown at commit<text:line-break/>CLASS com.arjuna.wst11.messaging.engines.CoordinatorEngine<text:line-break/>METHOD commit<text:line-break/>AT READ state<text:line-break/> <text:tab/>. . .<text:line-break/>DO debug(“throwing wrong state”);<text:line-break/> <text:s text:c="2"/>throw new WrongStateException()<text:line-break/>ENDRULE</text:p>
      <text:p text:style-name="Text_20_body">An empty action list may be specified using the keyword <text:span text:style-name="Code_20_Text">NOTHING</text:span>. </text:p>
      <text:list xml:id="list1023174491"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817183347"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Tester</text:span> is used as the helper class. Its boolean instance method do<text:span text:style-name="Code_20_Text">WrongState(CoordinatorEngine)</text:span> is called from the condition to decide whether or <text:soft-page-break/>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Tester<text:line-break/>AT EXIT<text:line-break/>IF doWrongState($0)<text:line-break/>DO throw ne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 helper example 2<text:line-break/>RULE help yourself but rely on others<text:line-break/>CLASS com.arjuna.wst11.messaging.engines.CoordinatorEngine<text:line-break/>METHOD commit<text:line-break/>HELPER HelperSub<text:line-break/>AT ENTRY<text:line-break/>IF NOT flagged($this)<text:line-break/>DO debug(“throwing wrong state”);<text:line-break/> <text:s text:c="2"/>flag($this);<text:line-break/> <text:s text:c="2"/>throw ne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p text:style-name="Text_20_body">The examples above use a HELPER line in the rule body to reset the helper for a specific rule. It is also possible to reset the helper for all subsequent rules in a file by adding a HELPER line outside of the scope of a rule. So, in the following example the first two rules use class HelperSub while the third one uses class YellowSub.</text:p>
      <text:p text:style-name="Code">HELPER HelperSub<text:line-break/># helper example 3<text:line-break/>RULE helping hand<text:line-break/>. . .<text:line-break/>RULE I can't help myself<text:line-break/>. . .<text:line-break/>RULE help, I need somebody<text:line-break/>CLASS . . .<text:line-break/>METHOD . . .<text:line-break/>HELPER YellowSub</text:p>
      <text:list xml:id="list1521687599" text:continue-numbering="true" text:style-name="Outline">
        <text:list-item>
          <text:list>
            <text:list-header>
              <text:h text:style-name="Heading_20_2" text:outline-level="2" text:is-list-header="true"><text:soft-page-break/>The Rule Helper Lifecycle Methods</text:h>
            </text:list-header>
          </text:list>
        </text:list-item>
      </text:list>
      <text:p text:style-name="Text_20_body">It is occasionally useful to be able to perform some sort of setup activity when rules are loaded or a teardown activity when rules are unloaded. For example, if tracing rules are loaded to collect statistics on program execution it would be convenient to add a background thread which wakes up at regular intervals in order to print and then zero the value of the various counters incremented by the rules. Similarly, it would be helpful to be able to detect that all the tracing rules had been unloaded so that the thread can be shutdown, avoiding wasted CPU time. The rule engine supports a lifecycle model for loading and unloading which makes this sort of <text:s/>setup and teardown simple to achieve.</text:p>
      <text:p text:style-name="Text_20_body">There are four lifecyle events in the model: activate, install, uninstall and deactivate. Although these lifecycle events are associated with loading and unloading of rules, the focus of the event is the helper class associated with the rule being loaded/unloaded. It is the helper class which provides a callback method to handle the lifecycle event. The four lifecycle events are generated according to the following model.</text:p>
      <text:p text:style-name="Text_20_body">Assume that we have a helper class <text:span text:style-name="T1">H</text:span> and a set of <text:span text:style-name="T1">installed</text:span> rules <text:span text:style-name="T1">R(H)</text:span> employing <text:span text:style-name="T1">H</text:span> as their helper. Obviously <text:span text:style-name="T1">R(H)</text:span> is empty at bootstrap. When a rule <text:span text:style-name="T1">r(H)</text:span> with helper H has been loaded (either during agent bootstrap or via the dynamic listener), injected and typechecked it is <text:span text:style-name="T1">installed</text:span> into the set <text:span text:style-name="T1">R(H)</text:span>. When an installed rule is unloaded via the dynamic listener it is <text:span text:style-name="T1">uninstalled</text:span> from the <text:span text:style-name="T1">set R(H)</text:span>.</text:p>
      <text:list xml:id="list925639521" text:style-name="L7">
        <text:list-item>
          <text:p text:style-name="P26">an activate event occurs when an install cause <text:span text:style-name="T1">R(H)</text:span> to transition from empty to non-empty</text:p>
        </text:list-item>
        <text:list-item>
          <text:p text:style-name="P26">an install event occurs when <text:span text:style-name="T1">r(H)</text:span> is installed in <text:span text:style-name="T1">R(H)</text:span></text:p>
        </text:list-item>
        <text:list-item>
          <text:p text:style-name="P26">an uninstall event occurs when <text:span text:style-name="T1">r(H)</text:span> is uninstalled from <text:span text:style-name="T1">R(H)</text:span></text:p>
        </text:list-item>
        <text:list-item>
          <text:p text:style-name="P26">a deactivate event occurs an uninstall causes <text:span text:style-name="T1">R(H)</text:span> to transition from non-empty to empty</text:p>
        </text:list-item>
      </text:list>
      <text:p text:style-name="Text_20_body">Note that an install always generates an activate event before the associated install event. An uninstall always generates an uninstall event before any associated deactivate event.</text:p>
      <text:p text:style-name="Text_20_body">The helper class <text:span text:style-name="T1">H</text:span> is notified of these events if it implements any of the corresponding static methods:</text:p>
      <text:p text:style-name="Code">public static void activated()<text:line-break/>public static void installed(Rule rule)<text:line-break/>public static void installed(String ruleName)<text:line-break/>public static void uninstalled(Rule rule)<text:line-break/>public static void uninstalled(String ruleName)<text:line-break/>public static void deactivated()</text:p>
      <text:p text:style-name="Text_20_body"><text:span text:style-name="Code_20_Text">activated()</text:span> is called when an activate event occurs. It can perform a one-off set up operation on behalf of all rules employing the helper.</text:p>
      <text:p text:style-name="Text_20_body"><text:span text:style-name="Code_20_Text">deactivated()</text:span> is called when a deactivate event occurs. It can perform a one-off tear <text:s/>down operation on behalf of all rules employing the helper.</text:p>
      <text:p text:style-name="Text_20_body"><text:span text:style-name="Code_20_Text">installed(Rule)</text:span> is called when an install event occurs. It can perform a set up operation specific to the supplied rule.</text:p>
      <text:p text:style-name="Text_20_body"><text:span text:style-name="Code_20_Text">deinstalled(Rule)</text:span> is called when an install event occurs. It can perform a tear down operation specific to the supplied rule.</text:p>
      <text:p text:style-name="Text_20_body"><text:span text:style-name="Code_20_Text">installed(String)</text:span> and <text:span text:style-name="Code_20_Text">uninstalled(String)</text:span> can also be implemented as alternatives to <text:span text:style-name="Code_20_Text">installed(String)</text:span> and <text:span text:style-name="Code_20_Text">uninstalled(String)</text:span> if the helper can <text:soft-page-break/>make do with the rule name rather than using the Byteman <text:span text:style-name="Code_20_Text">Rule</text:span> instance. Note that if both flavours are implemented only the method which takes a <text:span text:style-name="Code_20_Text">Rule</text:span> will be called.</text:p>
      <text:p text:style-name="Text_20_body">It is important to understand that loading and unloading of a rule does not always initiate lifecycle processing. If a rule does not parse or typecheck correctly it will not be installed <text:s/>so it will not generate activate or install events. If later this rule is unloaded it will not generate uninstall or deactivate events since it was never installed. It is also possible for a valid rule to be loaded and unloaded without initiating lifecycle processing. For example, the rule may never get injected because no matching trigger class has been loaded into the JVM.</text:p>
      <text:list xml:id="list109286860" text:continue-list="list1521687599"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824756419"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915870049" text:continue-numbering="true" text:style-name="Outline">
        <text:list-item>
          <text:list>
            <text:list-item>
              <text:list>
                <text:list-header>
                  <text:h text:style-name="P30" text:outline-level="3" text:is-list-header="true">Rendezvous</text:h>
                </text:list-header>
              </text:list>
            </text:list-item>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line-break/>public int delete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3">)</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oft-page-break/><text:span text:style-name="Code_20_Text">identifier</text:span> or <text:span text:style-name="Code_20_Text">0</text:span> if no threads are currently waiting. If there is no rendezvous identified by <text:span text:style-name="Code_20_Text">identifier</text:span> or it exists but has a different expected count then <text:span text:style-name="Code_20_Text">getRendezvous</text:span> will return <text:span text:style-name="Code_20_Text">-1</text:span>.</text:p>
      <text:p text:style-name="P1"><text:span text:style-name="Code_20_Text">deleteRendezvous</text:span> deletes a rendezvous, breaking the association between <text:span text:style-name="Code_20_Text">identifier</text:span> and the rendezvous and forcing any threads waiting under a call to <text:span text:style-name="Code_20_Text">rendezvous</text:span> to return immediately with result -1. If <text:s/>a rendezvous with the correct expected count is found and successfully deleted it returns true. If there is no such rendezvous or if it is deleted either by another concurrent call to <text:span text:style-name="Code_20_Text">deleteRendezvous()</text:span> or because a concurrent call to <text:span text:style-name="Code_20_Text">rendezvous()</text:span> completes the rendezvous it returns false.</text:p>
      <text:list xml:id="list1733968745" text:continue-numbering="true" text:style-name="Outline">
        <text:list-item>
          <text:list>
            <text:list-item>
              <text:list>
                <text:list-header>
                  <text:h text:style-name="P30" text:outline-level="3" text:is-list-header="true">Joiners</text:h>
                </text:list-header>
              </text:list>
            </text:list-item>
          </text:list>
        </text:list-item>
      </text:list>
      <text:p text:style-name="P1">Joiners are useful in situations where it is necessary to ensure that a thread does not proceed until one or more related threads have exited. This is not always a requirement for an application to execute correctly but may be necessary to validate a test scenario. For example, a <text:s/>socket listener thread may create connection manager threads to handle incoming connection requests. The listener might use the connection object to notify connection manager threads of a forced exit. It does not necessarily have to retain a handle on the connection thread and explicitly call <text:span text:style-name="Code_20_Text">Thread.join()</text:span> be sure the therad will exit when notified. However, a test may want to check the thread pool to be sure all activity has completed. This means the test needs to be able to accumulate a list of managed threads and then subsequently join them either from the manager thread or from a test thread.</text:p>
      <text:p text:style-name="P3">public boolean createJoin(Object identifier, int expected)<text:line-break/>public boolean isJoin(Object identifier, int expected)<text:line-break/>public boolean joinEnlist(Object identifier, int expected)<text:line-break/>public boolean joinWait(Object identifier, int expected)</text:p>
      <text:p text:style-name="P2"><text:span text:style-name="Code_20_Text">createJoin</text:span> creates a Joiner which can subsequently be referenced by <text:span text:style-name="Code_20_Text">identifier</text:span>. <text:span text:style-name="Code_20_Text">expected</text:span> identifies the number of threads which are to be joined. If a Joiner is created it returns <text:span text:style-name="Code_20_Text">true</text:span>. If a Joiner is currently identified by <text:span text:style-name="Code_20_Text">identifier</text:span> it returns <text:span text:style-name="Code_20_Text">false</text:span>.</text:p>
      <text:p text:style-name="P2"><text:span text:style-name="Code_20_Text">isJoin</text:span> tests whether <text:span text:style-name="Code_20_Text">identifier</text:span> identifies a Joiner with the given <text:span text:style-name="Code_20_Text">expected</text:span> count. If a Joiner with the given <text:span text:style-name="Code_20_Text">expected</text:span> count is currently identified by <text:span text:style-name="Code_20_Text">identifier</text:span> it returns <text:span text:style-name="Code_20_Text">true</text:span> otherwise it returns false</text:p>
      <text:p text:style-name="P2"><text:span text:style-name="Code_20_Text">joinEnlist</text:span> adds the calling thread to the list of threads associated with a Joiner and returns <text:span text:style-name="Code_20_Text">true</text:span>, allowing the thread to proceed towards exit. If <text:span text:style-name="Code_20_Text">identifier</text:span> does not identify a Joiner or identifies a Joiner with the wrong <text:span text:style-name="Code_20_Text">expected</text:span> count it returns <text:span text:style-name="Code_20_Text">false</text:span>. It also returns <text:span text:style-name="Code_20_Text">false</text:span> if the calling thread is already contained in the Joiner's thread list or if the number of threads added to the list has reached the <text:span text:style-name="Code_20_Text">expected</text:span> count.</text:p>
      <text:p text:style-name="P2">JoinWait suspends the calling thread until the number of threads in the list associated with the Joiner reaches the <text:span text:style-name="Code_20_Text">expected</text:span> count. It then joins each thread in the list and returns <text:span text:style-name="Code_20_Text">true</text:span>. If <text:span text:style-name="Code_20_Text">identifier</text:span> does not identify a Joiner or identifies a Joiner with the wrong <text:span text:style-name="Code_20_Text">expected</text:span> count it returns <text:span text:style-name="Code_20_Text">false</text:span>. </text:p>
      <text:list xml:id="list1706248851"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text:soft-page-break/>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2011440680"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create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create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create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create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create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655577657" text:continue-numbering="true" text:style-name="Outline">
        <text:list-item>
          <text:list>
            <text:list-item>
              <text:list>
                <text:list-header>
                  <text:h text:style-name="P30" text:outline-level="3" text:is-list-header="true"><text:bookmark-end text:name="DDE_LINK15"/><text:soft-page-break/>Flags</text:h>
                </text:list-header>
              </text:list>
            </text:list-item>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1687950390" text:continue-numbering="true" text:style-name="Outline">
        <text:list-item>
          <text:list>
            <text:list-item>
              <text:list>
                <text:list-header>
                  <text:h text:style-name="P30" text:outline-level="3" text:is-list-header="true"><text:bookmark-start text:name="DDE_LINK16"/>Counters</text:h>
                </text:list-header>
              </text:list>
            </text:list-item>
          </text:list>
        </text:list-item>
      </text:list>
      <text:p text:style-name="Text_20_body"><text:bookmark-start text:name="DDE_LINK22"/>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bookmark-end text:name="DDE_LINK16"/></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incrementCounter(Object o, int amount)<text:line-break/>public int incrementCounter(Object o)<text:line-break/>public int decrementCounter(Object o)<text:line-break/>public int readCounter(Object o)<text:line-break/>public int readCounter(Object o, boolean zer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o</text:span>. If argument <text:span text:style-name="Code_20_Text">count</text:span> is not supplied then the value of the new Counter defaults to <text:span text:style-name="Code_20_Text">o</text:span>. <text:span text:style-name="Code_20_Text">createCounter</text:span> returns <text:span text:style-name="Code_20_Text">true</text:span> if a new Counter was created and <text:span text:style-name="Code_20_Text">false</text:span> if a Counter <text:s/>associated with <text:span text:style-name="Code_20_Text">o</text:span> already exists.<text:bookmark-end text:name="DDE_LINK22"/>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o</text:span>. It returns <text:span text:style-name="Code_20_Text">true</text:span> if the Counter was deleted and <text:span text:style-name="Code_20_Text">false</text:span> if no Counter was <text:s/>associated with <text:span text:style-name="Code_20_Text">o</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o</text:span>. If no such <text:soft-page-break/>Counter exists it will create one with value <text:span text:style-name="Code_20_Text">0</text:span> before incrementing it. <text:span text:style-name="Code_20_Text">incrementCounter</text:span> returns the new value of the Counter. If <text:span text:style-name="Code_20_Text">amount</text:span> is omitted it defaults to <text:span text:style-name="Code_20_Text">1</text:span>.</text:p>
      <text:p text:style-name="Text_20_body"><text:span text:style-name="Code_20_Text">decrementCounter</text:span> is equivalent to calling <text:span text:style-name="Code_20_Text">incrementCounter(o, -1)</text:span> i.e. it adds <text:span text:style-name="Code_20_Text">-1</text:span> to the value of the counter.</text:p>
      <text:p text:style-name="Text_20_body"><text:span text:style-name="Code_20_Text">readCounter</text:span> can be called to read the value of the Counter associated with <text:span text:style-name="Code_20_Text">o</text:span>. If no such Counter exists it will create one with value <text:span text:style-name="Code_20_Text">0</text:span>. If the optional flag argument <text:span text:style-name="Code_20_Text">zero</text:span> is passed as <text:span text:style-name="Code_20_Text">true</text:span> the counter is atomically read and zeroed. <text:span text:style-name="Code_20_Text">zero</text:span> defaults to <text:span text:style-name="Code_20_Text">false</text:span>.</text:p>
      <text:list xml:id="list1140333005" text:continue-numbering="true" text:style-name="Outline">
        <text:list-item>
          <text:list>
            <text:list-item>
              <text:list>
                <text:list-header>
                  <text:h text:style-name="Heading_20_3" text:outline-level="3" text:is-list-header="true">Timers</text:h>
                </text:list-header>
              </text:list>
            </text:list-item>
          </text:list>
        </text:list-item>
      </text:list>
      <text:p text:style-name="Text_20_body">The rule engine provides Timers which allow measurement of elapsed time between triggerings. Timers can be created, read, reset and deleted via the following API</text:p>
      <text:p text:style-name="Code"><text:bookmark-start text:name="DDE_LINK102"/><text:bookmark-start text:name="DDE_LINK93"/>public boolean <text:bookmark-start text:name="DDE_LINK23"/>createTimer<text:bookmark-end text:name="DDE_LINK23"/>(Object o)<text:bookmark-end text:name="DDE_LINK93"/><text:line-break/><text:bookmark-end text:name="DDE_LINK102"/><text:bookmark-start text:name="DDE_LINK911"/>public long getElapsedTimeFromTimer(Object o)<text:bookmark-end text:name="DDE_LINK911"/><text:line-break/>public long resetTimer(Object o)<text:line-break/>public boolean deleteTimer(Object o)<text:line-break/></text:p>
      <text:p text:style-name="Text_20_body">As before, Timers are <text:s/>identified by an arbitrary object. All methods are designed to be used in rule conditions or actions.</text:p>
      <text:p text:style-name="Text_20_body"><text:span text:style-name="Code_20_Text">createTimer</text:span> can be called to create a new Timer associated with <text:span text:style-name="Code_20_Text">o</text:span>. <text:span text:style-name="Code_20_Text">createTimer</text:span> returns <text:span text:style-name="Code_20_Text">true</text:span> if a new Timer was created and <text:span text:style-name="Code_20_Text">false</text:span> if a Timer associated with <text:span text:style-name="Code_20_Text">o</text:span> already exists.</text:p>
      <text:p text:style-name="Text_20_body"><text:span text:style-name="Code_20_Text">getElapsedTimeFromTimer</text:span> can be called to obtain the number of elapsed milliseconds since the Timer associated with <text:span text:style-name="Code_20_Text">o</text:span> was created or since the last call to resetTimer. If no timer associated with <text:span text:style-name="Code_20_Text">o</text:span> exists a new timer is created before returning the elapsed time.</text:p>
      <text:p text:style-name="Text_20_body"><text:span text:style-name="Code_20_Text">resetTimer</text:span> can be called to zero the Timer associated with <text:span text:style-name="Code_20_Text">o</text:span>. It returns the number of seconds since the Timer was created or since the last previous call to resetTimer If no timer associated with <text:span text:style-name="Code_20_Text">o</text:span> exists a new timer is created before returning the elapsed time.</text:p>
      <text:p text:style-name="Text_20_body"><text:span text:style-name="Code_20_Text">deleteTimer</text:span> can be called to delete the Timer associated with <text:span text:style-name="Code_20_Text">o</text:span>. <text:span text:style-name="Code_20_Text">deleteTimer</text:span> returns <text:span text:style-name="Code_20_Text">true</text:span> if a new Timer was deleted and <text:span text:style-name="Code_20_Text">false</text:span> if no Timer associated with <text:span text:style-name="Code_20_Text">o</text:span> exists.</text:p>
      <text:list xml:id="list1712683201" text:continue-numbering="true" text:style-name="Outline">
        <text:list-item>
          <text:list>
            <text:list-item>
              <text:list>
                <text:list-header>
                  <text:h text:style-name="P30" text:outline-level="3" text:is-list-header="true">Recursive Triggering</text:h>
                </text:list-header>
              </text:list>
            </text:list-item>
          </text:list>
        </text:list-item>
      </text:list>
      <text:p text:style-name="Text_20_body">When a rule is triggered it executes the Java code in the event, condition and action and this may include calls to Helper methods or methods defined by the application under test or by the JVM runtime. If any of these methods match Byteman rules then this may result in a recursive entry to the rule execution engine. In some cases this may be desirable. However, in other cases this recursive entry may cause an infinite triggering chain and it is necessary to disable triggering while the rule executes. For example, the following rule will fail because of this problem:</text:p>
      <text:p text:style-name="P3">RULE infinite triggering chain<text:line-break/>CLASS java.io.FileOutputStream<text:line-break/>METHOD open(String, int)<text:line-break/>AT EXIT<text:line-break/>BIND filename = $1<text:line-break/>IF TRUE<text:line-break/>DO traceln(“openlog”, “Opened “ + $1 + “ for write”)<text:line-break/>ENDRULE</text:p>
      <text:p text:style-name="Text_20_body"><text:soft-page-break/>The problem is that on the first call to builtin method <text:span text:style-name="Code_20_Text">traceln(Object, String)</text:span> the default helper class attempts to open a trace file which it will then associate with key <text:span text:style-name="Code_20_Text">“openlog”</text:span>. In doing so it calls <text:span text:style-name="Code_20_Text">FileOutputStream.open</text:span> and retriggers the rule.</text:p>
      <text:p text:style-name="Text_20_body">One way round this is to specify a condition which will break the chain. The trace file will have a name of the form “trace<text:span text:style-name="T1">NNN</text:span>.txt” so the following version of the rule works as desired:</text:p>
      <text:p text:style-name="P3">RULE infinite triggering chain broken using IF test<text:line-break/>CLASS java.io.FileOutputStream<text:line-break/>METHOD open(String, int)<text:line-break/>AT EXIT<text:line-break/>BIND filename = $1<text:line-break/>IF !filename.matches(“trace.*”)<text:line-break/>DO traceln(“openlog”, “Opened “ + $1 + “ for write”)<text:line-break/>ENDRULE</text:p>
      <text:p text:style-name="P2">With this version the rule is triggered <text:s/>recursively under the call to <text:span text:style-name="Code_20_Text">traceln</text:span> but the condition stops it being fired, breaking the recursion.</text:p>
      <text:p text:style-name="P2">Of course in other cases it may not be so simple to come up with a condition which avoids recursive firing. So, the default helper provides the following method which allows triggering to be disabled or re-enabled while the rule is executing</text:p>
      <text:p text:style-name="P3"><text:bookmark-start text:name="DDE_LINK101"/><text:bookmark-start text:name="DDE_LINK92"/>public void setTriggering(boolean enabled)<text:bookmark-end text:name="DDE_LINK101"/><text:bookmark-end text:name="DDE_LINK92"/></text:p>
      <text:p text:style-name="P2">If <text:span text:style-name="Code_20_Text">enabled</text:span> is false then triggering is disabled during execution of subsequent expressions in the rule body. If it is true then triggering is re-enabled.</text:p>
      <text:p text:style-name="P2">This can be used to implement the behaviour shown in the example above without the need to identify a suitable conditional</text:p>
      <text:p text:style-name="P3">RULE infinite triggering chain broken using IF test<text:line-break/>CLASS java.io.FileOutputStream<text:line-break/>METHOD open(String, int)<text:line-break/>AT EXIT<text:line-break/>BIND filename = $1<text:line-break/>IF TRUE<text:line-break/>DO setTriggering(false);<text:line-break/> <text:s text:c="2"/>traceln(“openlog”, “Opened “ + $1 + “ for write”)<text:line-break/>ENDRULE</text:p>
      <text:p text:style-name="P2">Note that once execution of the rule has completed triggering is automatically re-enabled so, in this case, there is no need to call <text:span text:style-name="Code_20_Text">setTriggering(true)</text:span> at the end of the DO clause.</text:p>
      <text:list xml:id="list1551942641"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text:soft-page-break/>Generation of debug messages can be switched on by setting the following system property on the JVM command line:</text:p>
      <text:p text:style-name="P8"><text:span text:style-name="Code_20_Text">org.jboss.byteman.debug</text:span></text:p>
      <text:list xml:id="list296009161"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line-break/>public boolean trace(String message)<text:line-break/>public boolean traceln(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 If identifier is omitted then the output is written to <text:span text:style-name="Code_20_Text">System.out</text:span>.</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 Calls to <text:span text:style-name="Code_20_Text">trace(message)</text:span> and <text:span text:style-name="Code_20_Text">traceln(message)</text:span> which omit identifier are implemented by calling, respectively, <text:span text:style-name="Code_20_Text">trace(“out”, message)</text:span> and <text:span text:style-name="Code_20_Text">traceln(“out”, message)</text:span>.</text:p>
      <text:list xml:id="list1004674930" text:continue-numbering="true" text:style-name="Outline">
        <text:list-item>
          <text:list>
            <text:list-header>
              <text:h text:style-name="Heading_20_2" text:outline-level="2" text:is-list-header="true">Stack Management Operations</text:h>
              <text:list text:continue-numbering="true">
                <text:list-header>
                  <text:h text:style-name="Heading_20_3" text:outline-level="3" text:is-list-header="true">Checking The Call Tree</text:h>
                </text:list-header>
              </text:list>
            </text:list-header>
          </text:list>
        </text:list-item>
      </text:list>
      <text:p text:style-name="Text_20_body">The rule engine provides a set built-in methods which can be used to check the caller stack at the point where the rule was <text:s/>triggered. Obviously, the rule will only be triggered from a method which matches the name in its <text:span text:style-name="Code_20_Text">METHOD</text:span> clause. However, sometimes it is useful to be able to know which method called the trigger rule. For example, the following <text:soft-page-break/>rule will only fire when method <text:span text:style-name="Code_20_Text">MyClass.getData()</text:span> <text:s/>is called <text:s/>from method <text:span text:style-name="Code_20_Text">handleIncoming</text:span> of class <text:span text:style-name="Code_20_Text">MyOtherClass</text:span>:</text:p>
      <text:p text:style-name="Code">RULE trace getData call under handleIncoming<text:line-break/>CLASS MyClass<text:line-break/>METHOD myGetData<text:line-break/>IF callerEquals("MyOtherClass.handleIncoming", true)<text:line-break/>DO traceStack("found the caller!\n", 10)<text:line-break/>ENDRULE</text:p>
      <text:p text:style-name="Text_20_body">The API defined by the helper class is</text:p>
      <text:p text:style-name="Code">public boolean callerEquals(String name)<text:line-break/>public boolean callerEquals(String name,<text:line-break/> <text:s text:c="27"/>int frameCount)<text:line-break/>public boolean callerEquals(String name,<text:line-break/> <text:s text:c="27"/>int startFrame,<text:line-break/> <text:s text:c="27"/>int frameCount)<text:line-break/>public boolean callerEquals(String name,<text:line-break/> <text:s text:c="27"/>boolean includeClass)<text:line-break/>public boolean callerEquals(String name,<text:line-break/> <text:s text:c="27"/>boolean includeClass,<text:line-break/> <text:s text:c="27"/>int frameCount)<text:line-break/>public boolean callerEquals(String name,<text:line-break/> <text:s text:c="27"/>boolean includeClass,<text:line-break/> <text:s text:c="27"/>int startFrame,<text:line-break/> <text:s text:c="27"/>int frameCount)<text:line-break/>public boolean callerEquals(String name,<text:line-break/> <text:s text:c="27"/>boolean includeClass,<text:line-break/> <text:s text:c="27"/>boolean includePackage)<text:line-break/>public boolean callerEquals(String name,<text:line-break/> <text:s text:c="27"/>boolean includeClass,<text:line-break/> <text:s text:c="27"/>boolean includePackage,<text:line-break/> <text:s text:c="27"/>int frameCount)<text:line-break/>public boolean callerEquals(String name,<text:line-break/> <text:s text:c="27"/>boolean includeClass,<text:line-break/> <text:s text:c="27"/>boolean includePackage,<text:line-break/> <text:s text:c="27"/>int startFrame,<text:line-break/> <text:s text:c="27"/>int frameCount)<text:line-break/></text:p>
      <text:p text:style-name="Code"><text:soft-page-break/><text:line-break/>public boolean callerMatches(String regExp)<text:line-break/>public boolean callerMatches(String regExp,<text:line-break/> <text:s text:c="28"/>int frameCount)<text:line-break/>public boolean callerMatches(String regExp,<text:line-break/> <text:s text:c="28"/>int startFrame,<text:line-break/> <text:s text:c="28"/>int frameCount)<text:line-break/>public boolean callerMatches(String regExp,<text:line-break/> <text:s text:c="28"/>boolean includeClass)<text:line-break/>public boolean callerMatches(String regExp,<text:line-break/> <text:s text:c="28"/>boolean includeClass,<text:line-break/> <text:s text:c="28"/>int frameCount)<text:line-break/>public boolean callerMatches(String regExp,<text:line-break/> <text:s text:c="28"/>boolean includeClass,<text:line-break/> <text:s text:c="28"/>int startFrame,<text:line-break/> <text:s text:c="28"/>int frameCount)<text:line-break/>public boolean callerMatches(String regExp,<text:line-break/> <text:s text:c="28"/>boolean includeClass,<text:line-break/> <text:s text:c="28"/>boolean includePackage)<text:line-break/>public boolean callerMatches(String regExp,<text:line-break/> <text:s text:c="28"/>boolean includeClass,<text:line-break/> <text:s text:c="28"/>boolean includePackage,<text:line-break/> <text:s text:c="28"/>int frameCount)<text:line-break/>public boolean callerMatches(String regExp,<text:line-break/> <text:s text:c="28"/>boolean includeClass<text:bookmark-start text:name="DDE_LINK27"/>,<text:line-break/> <text:s text:c="28"/>int startFrame,<text:line-break/> <text:s text:c="28"/>int frameCount<text:bookmark-end text:name="DDE_LINK27"/>)</text:p>
      <text:p text:style-name="Code"><text:line-break/>public boolean callerCheck(String match, boolean isRegExp,<text:line-break/> <text:s text:c="26"/>boolean includeClass,<text:line-break/> <text:s text:c="26"/>boolean includePackage,<text:line-break/> <text:s text:c="26"/>int startFrame,<text:line-break/> <text:s text:c="26"/>int frameCount) <text:line-break/></text:p>
      <text:p text:style-name="Text_20_body">The real action happens in method <text:span text:style-name="Code_20_Text">callerCheck(String, boolean, boolean, boolean, int, int)</text:span>. All the other methods call each other defaulting the various missing arguments until they bottom out in a call to this method.</text:p>
      <text:p text:style-name="Text_20_body"><text:span text:style-name="Code_20_Text">callerCheck</text:span> tests <text:span text:style-name="Code_20_Text">frameCount</text:span> call frames starting from <text:span text:style-name="Code_20_Text">startFrame</text:span> and returns true if any of them matches <text:span text:style-name="Code_20_Text">match</text:span>.</text:p>
      <text:p text:style-name="Text_20_body"><text:span text:style-name="Code_20_Text">startFrame</text:span> defaults to <text:span text:style-name="Code_20_Text">1</text:span> which identifies the stack frame for the caller of the trigger method (<text:span text:style-name="Code_20_Text">0</text:span> can be used to identify the trigger method itself). <text:span text:style-name="Code_20_Text">framecount</text:span> also defaults to <text:span text:style-name="Code_20_Text">1</text:span> which means that when <text:span text:style-name="Code_20_Text">startFrame</text:span> and <text:span text:style-name="Code_20_Text">frameCount</text:span> are defaulted the call only checks the frame for the caller of the trigger method.</text:p>
      <text:p text:style-name="Text_20_body"><text:span text:style-name="Code_20_Text">includeClass</text:span> and <text:span text:style-name="Code_20_Text">includePackage</text:span> default to false. If includeClass is false then <text:span text:style-name="Code_20_Text">match</text:span> is compared against <text:s/>the bare name of the method associated with each selected stack frame. If <text:span text:style-name="Code_20_Text">includeClass</text:span> is <text:span text:style-name="Code_20_Text">true</text:span> and <text:span text:style-name="Code_20_Text">includePackage</text:span> is <text:span text:style-name="Code_20_Text">false</text:span> then <text:span text:style-name="Code_20_Text">match</text:span> is compared to the class qualified method name. If both are true then <text:span text:style-name="Code_20_Text">match</text:span> is compared against the full package and class qualified method name.</text:p>
      <text:p text:style-name="Text_20_body">If <text:span text:style-name="Code_20_Text">isRegExp</text:span> is <text:span text:style-name="Code_20_Text">true</text:span> then match is compared as a regular expression compared using String.matches() otherwise it compared using String.equals(). The <text:span text:style-name="Code_20_Text">callerEquals</text:span> <text:soft-page-break/>methods pass this argument to callerCheck as <text:span text:style-name="Code_20_Text">false</text:span> and the callerMatches methods pass this argument as <text:span text:style-name="Code_20_Text">true</text:span>.</text:p>
      <text:list xml:id="list1516585018" text:continue-numbering="true" text:style-name="Outline">
        <text:list-item>
          <text:list>
            <text:list-item>
              <text:list>
                <text:list-header>
                  <text:h text:style-name="P29" text:outline-level="3" text:is-list-header="true"><text:span text:style-name="T5">Tracing</text:span> the Caller Stack</text:h>
                </text:list-header>
              </text:list>
            </text:list-item>
          </text:list>
        </text:list-item>
      </text:list>
      <text:p text:style-name="Text_20_body">The rule engine provides a set built-in methods which can be used to obtain a string representation of a stack trace or to print a stack trace to a trace file. The API defined by the helper class is</text:p>
      <text:p text:style-name="Code">public void traceStack()<text:line-break/>public void traceStack(String prefix)<text:line-break/>public void traceStack(String prefix, Object key)<text:line-break/>public void traceStack(int maxFrames)<text:line-break/>public void traceStack(String prefix, int maxFrames)<text:line-break/>public void traceStack(String prefix,<text:line-break/> <text:s text:c="22"/>Object key,<text:line-break/> <text:s text:c="22"/>int maxFrames) <text:line-break/><text:line-break/>public String formatStack()<text:line-break/>public String formatStack(String prefix)<text:line-break/>public String formatStack(int maxFrames)<text:line-break/>public String formatStack(String prefix, int maxFrames)</text:p>
      <text:p text:style-name="Text_20_body"><text:line-break/>The <text:s/>real action happens in methods<text:span text:style-name="Code_20_Text"> traceStack(String, Object, int)</text:span> and <text:span text:style-name="Code_20_Text">formatStack(String, int)</text:span>. All the other methods call each other defaulting the various missing arguments until they bottom out in a call to one of these two methods.</text:p>
      <text:p text:style-name="Text_20_body"><text:span text:style-name="Code_20_Text">formatStack(String prefix, int maxFrames)</text:span> constructs a printable String representation of the stack starting from the trigger frame, including the fully qualified method name, file and line number for each frame followed by a new line.</text:p>
      <text:p text:style-name="Text_20_body">If <text:span text:style-name="Code_20_Text">prefix</text:span> is non-null it prepended to the generated text. It defaults to <text:span text:style-name="Code_20_Text">null</text:span> resulting in the prefix <text:span text:style-name="Code_20_Text">"Stack trace for thread </text:span><text:span text:style-name="T1">&lt;current&gt;</text:span><text:span text:style-name="Code_20_Text">\n"</text:span> being used as the prefix where <text:span text:style-name="T1">&lt;current&gt;</text:span> is substituted with the value of <text:span text:style-name="Code_20_Text">Thread.currentThread().getName()</text:span>.</text:p>
      <text:p text:style-name="Text_20_body">If <text:span text:style-name="Code_20_Text">maxFrames</text:span> is positive and less than the number of frames in the stack then it is used to limit the number of frames printed and the text "...\n" is appended to the returned value otherwise all frames in the stack are included. <text:span text:style-name="Code_20_Text">maxFrames</text:span> defaults to 0.</text:p>
      <text:p text:style-name="Text_20_body"><text:span text:style-name="Code_20_Text">traceStack(String prefix, Object key, int maxFrames)</text:span> constructs a stack trace by calling <text:span text:style-name="Code_20_Text">formatStack(key, maxFrames)</text:span>. It then prints this to a trace file by calling <text:span text:style-name="Code_20_Text">trace(key, &lt;value&gt;)</text:span>. As before, <text:span text:style-name="Code_20_Text">prefix</text:span> defaults to <text:span text:style-name="Code_20_Text">null</text:span> and <text:span text:style-name="Code_20_Text">maxFrames</text:span> to <text:span text:style-name="Code_20_Text">0</text:span>. <text:span text:style-name="Code_20_Text">key</text:span> defaults to <text:span text:style-name="Code_20_Text">"out"</text:span> so this means that where it is omitted the trace printout will go to <text:span text:style-name="Code_20_Text">System.out</text:span>.</text:p>
      <text:list xml:id="list287805689" text:continue-numbering="true" text:style-name="Outline">
        <text:list-item>
          <text:list>
            <text:list-item>
              <text:list>
                <text:list-header>
                  <text:h text:style-name="P30" text:outline-level="3" text:is-list-header="true">Selective Stack Tracing Using a Regular Expression Filter</text:h>
                </text:list-header>
              </text:list>
            </text:list-item>
          </text:list>
        </text:list-item>
      </text:list>
      <text:p text:style-name="P15">It is useful to be able to selectively filter a stack trace, limiting it, say, <text:s/>to include only frames from a given package or set of packages. The rule engine provides an alternative set of built-in methods which can be used to obtain or print a string representation of some subset of the stack filtered using a regular expression match. The API defined by the helper class is</text:p>
      <text:p text:style-name="P13"><text:bookmark-start text:name="DDE_LINK28"/><text:soft-page-break/>public void traceStackMatching(String regExp)<text:line-break/>public void traceStackMatching(String regExp, String prefix)<text:line-break/>public void traceStackMatching(String regExp,<text:line-break/> <text:s text:c="30"/>String prefix,<text:line-break/> <text:s text:c="30"/>Object key)<text:line-break/><text:bookmark-end text:name="DDE_LINK28"/>public void traceStackMatching(String regExp,<text:line-break/> <text:s text:c="30"/>boolean includeClass)<text:line-break/>public void traceStackMatching(String regExp,<text:line-break/> <text:s text:c="30"/>boolean includeClass,<text:line-break/> <text:s text:c="30"/>String prefix)<text:line-break/>public void traceStackMatching(String regExp,<text:line-break/> <text:s text:c="30"/>boolean includeClass,<text:line-break/> <text:s text:c="30"/>String prefix,<text:line-break/> <text:s text:c="30"/>Object key)<text:line-break/>public void traceStackMatching(String regExp,<text:line-break/> <text:s text:c="30"/>boolean includeClass,<text:line-break/> <text:s text:c="30"/>boolean includePackage)<text:line-break/>public void traceStackMatching(String regExp,<text:line-break/> <text:s text:c="30"/>boolean includeClass,<text:line-break/> <text:s text:c="30"/>boolean includePackage,<text:line-break/> <text:s text:c="30"/>String prefix)<text:line-break/>public void traceStackMatching(String regExp,<text:line-break/> <text:s text:c="30"/>boolean includeClass,<text:line-break/> <text:s text:c="30"/>boolean includePackage,<text:line-break/> <text:s text:c="30"/>String prefix,<text:line-break/> <text:s text:c="30"/>Object key)</text:p>
      <text:p text:style-name="P13"><text:bookmark-start text:name="DDE_LINK281"/>public void <text:bookmark-start text:name="DDE_LINK30"/>formatStackMatching<text:bookmark-end text:name="DDE_LINK30"/>(String regExp)<text:line-break/>public void formatStackMatching(String regExp, String prefix)<text:line-break/><text:bookmark-end text:name="DDE_LINK281"/>public void formatStackMatching(String regExp,<text:line-break/> <text:s text:c="31"/>boolean includeClass)<text:line-break/>public void formatStackMatching(String regExp,<text:line-break/> <text:s text:c="31"/>boolean includeClass,<text:line-break/> <text:s text:c="31"/>String prefix)<text:line-break/>public void formatStackMatching(String regExp,<text:line-break/> <text:s text:c="31"/>boolean includeClass,<text:line-break/> <text:s text:c="31"/>boolean includePackage)<text:line-break/>public void formatStackMatching(String regExp,<text:line-break/> <text:s text:c="31"/>boolean includeClass,<text:line-break/> <text:s text:c="31"/>boolean includePackage,<text:line-break/> <text:s text:c="31"/>String prefix)</text:p>
      <text:p text:style-name="Text_20_body">Once again the action happens in the methods with the full set of parameters and the others merely call these methods defaulting the omitted arguments.</text:p>
      <text:p text:style-name="Text_20_body">formatStackMatching(String regExp, boolean includeClass, boolean includePackage, String prefix) constructs a printable String representation of the stack prefixed by prefix as per formatStack with the difference that frames are only included if they match the regular expression <text:span text:style-name="Code_20_Text">regExp</text:span>. <text:span text:style-name="Code_20_Text">includeClass</text:span> and <text:span text:style-name="Code_20_Text">includePackage</text:span> are defaulted and interpreted exactly as described in the <text:span text:style-name="Code_20_Text">callerMatches</text:span> API. If prefix is null (the default) then the string <text:span text:style-name="Code_20_Text">"Stack trace for thread </text:span><text:span text:style-name="T1">&lt;current&gt; </text:span><text:span text:style-name="Code_20_Text"><text:span text:style-name="T3"><text:s/>matching </text:span></text:span><text:span text:style-name="T1">regExp</text:span><text:span text:style-name="Code_20_Text">\n"</text:span> is used as the prefix where <text:span text:style-name="T1">&lt;current&gt;</text:span> is substituted with the value of <text:span text:style-name="Code_20_Text">Thread.currentThread().getName()</text:span> and <text:span text:style-name="T1">regExp</text:span> is substituted with the value of <text:soft-page-break/><text:span text:style-name="Code_20_Text">regExp</text:span>.</text:p>
      <text:p text:style-name="Text_20_body"><text:span text:style-name="Code_20_Text">traceStackMatching(</text:span><text:bookmark-start text:name="DDE_LINK29"/><text:span text:style-name="Code_20_Text">regExp, includeClass, includePackage, prefix</text:span><text:bookmark-end text:name="DDE_LINK29"/><text:span text:style-name="Code_20_Text">, key)</text:span> calls <text:span text:style-name="Code_20_Text">formatStackMatching</text:span> to obtain a stack trace and then calls <text:span text:style-name="Code_20_Text">trace(String, Object)</text:span> to print it to the trace stream identified by <text:span text:style-name="Caption_20_characters">key</text:span>. <text:span text:style-name="Code_20_Text">key</text:span> defaults as described in the <text:span text:style-name="Code_20_Text">traceStack</text:span> API listed above.</text:p>
      <text:list xml:id="list1184071476" text:continue-numbering="true" text:style-name="Outline">
        <text:list-item>
          <text:list>
            <text:list-item>
              <text:list>
                <text:list-header>
                  <text:h text:style-name="P30" text:outline-level="3" text:is-list-header="true"><text:bookmark-start text:name="__DdeLink__3673_1894777417"/>Stack Range Tracing</text:h>
                </text:list-header>
              </text:list>
            </text:list-item>
          </text:list>
        </text:list-item>
      </text:list>
      <text:p text:style-name="P16">Another option for selective stack tracing is to specify a matching expression to select the start and end frame for the trace. The rule engine provides another set of built-in methods which can be used to obtain or print a string representation of a segment of the stack in this manner. The API defined by the helper class is</text:p>
      <text:p text:style-name="Code">public void traceStackBetween(String from, String to)<text:line-break/>public void traceStackBetween(String from, String to,<text:line-break/> <text:s text:c="29"/>String prefix)<text:line-break/>public void traceStackBetween(String from, String to,<text:line-break/> <text:s text:c="29"/>String prefix, Object key)<text:line-break/>public void traceStackBetween(String from, String to,<text:line-break/> <text:s text:c="29"/>boolean includeClass)<text:line-break/>public void traceStackBetween(String from, String to,<text:line-break/> <text:s text:c="29"/>boolean includeClass,<text:line-break/> <text:s text:c="29"/>String prefix)<text:line-break/>public void traceStackBetween(String from, String to,<text:line-break/> <text:s text:c="29"/>boolean includeClass,<text:line-break/> <text:s text:c="29"/>String prefix, Object key)<text:line-break/>public void traceStackBetween(String from, String to,<text:line-break/> <text:s text:c="29"/>boolean includeClass,<text:line-break/> <text:s text:c="29"/>boolean includePackage)<text:line-break/>public void traceStackBetween(String from, String to,<text:line-break/> <text:s text:c="29"/>boolean includeClass,<text:line-break/> <text:s text:c="29"/>boolean includePackage,<text:line-break/> <text:s text:c="29"/>String prefix)<text:line-break/>public void traceStackBetween(String from, String to,<text:line-break/> <text:s text:c="29"/>boolean includeClass,<text:line-break/> <text:s text:c="29"/>boolean includePackage,<text:line-break/> <text:s text:c="29"/>String prefix, Object key)<text:bookmark-end text:name="__DdeLink__3673_1894777417"/></text:p>
      <text:p text:style-name="Code">public void formatStackBetween(String from, String to)<text:line-break/>public void formatStackBetween(String from, String to,<text:line-break/> <text:s text:c="30"/>String prefix)<text:line-break/>public void formatStackBetween(String from, String to,<text:line-break/> <text:s text:c="30"/>boolean includeClass)<text:line-break/>public void formatStackBetween(String from, String to,<text:line-break/> <text:s text:c="30"/>boolean includeClass,<text:line-break/> <text:s text:c="30"/>String prefix)<text:line-break/>public void formatStackBetween(String from, String to,<text:line-break/> <text:s text:c="30"/>boolean includeClass,<text:line-break/> <text:s text:c="30"/>boolean includePackage)<text:line-break/>public void formatStackBetween(String from, String to,<text:line-break/> <text:s text:c="30"/>boolean includeClass,<text:line-break/> <text:s text:c="30"/>boolean includePackage,<text:line-break/> <text:s text:c="30"/>String prefix)</text:p>
      <text:p text:style-name="Code"><text:soft-page-break/>public void traceStackBetweenMatches(String from, String to)<text:line-break/>public void traceStackBetweenMatches(String from, String to,<text:line-break/> <text:s text:c="36"/>String prefix)<text:line-break/>public void traceStackBetweenMatches(String from,String to,<text:line-break/> <text:s text:c="36"/>String prefix,<text:line-break/> <text:s text:c="36"/>Object key)<text:line-break/>public void traceStackBetweenMatches(String from, String to,<text:line-break/> <text:s text:c="36"/>boolean includeClass)<text:line-break/>public void traceStackBetweenMatches(String from, String to,<text:line-break/> <text:s text:c="36"/>boolean includeClass,<text:line-break/> <text:s text:c="36"/>String prefix)<text:line-break/>public void traceStackBetweenMatches(String from, String to,<text:line-break/> <text:s text:c="36"/>boolean includeClass,<text:line-break/> <text:s text:c="36"/>String prefix,<text:line-break/> <text:s text:c="36"/>Object key)<text:line-break/>public void traceStackBetweenMatches(String from, String to,<text:line-break/> <text:s text:c="36"/>boolean includeClass,<text:line-break/> <text:s text:c="36"/>boolean includePackage)<text:line-break/>public void traceStackBetweenMatches(String from, String to,<text:line-break/> <text:s text:c="36"/>boolean includeClass,<text:line-break/> <text:s text:c="36"/>boolean includePackage,<text:line-break/> <text:s text:c="36"/>String prefix)<text:line-break/>public void traceStackBetweenMatches(String from, String to,<text:line-break/> <text:s text:c="36"/>boolean includeClass,<text:line-break/> <text:s text:c="36"/>boolean includePackage,<text:line-break/> <text:s text:c="36"/>String prefix,<text:line-break/> <text:s text:c="36"/>Object key)</text:p>
      <text:p text:style-name="Code">public void formatStackBetweenMatches(String from, String to)<text:line-break/>public void formatStackBetweenMatches(String from, String to,<text:line-break/> <text:s text:c="37"/>String prefix)<text:line-break/>public void formatStackBetweenMatches(String from, String to,<text:line-break/> <text:s text:c="37"/>boolean includeClass)<text:line-break/>public void formatStackBetweenMatches(String from, String to,<text:line-break/> <text:s text:c="37"/>boolean includeClass,<text:line-break/> <text:s text:c="37"/>String prefix)<text:line-break/>public void formatStackBetweenMatches(String from, String to,<text:line-break/> <text:s text:c="37"/>boolean includeClass,<text:line-break/> <text:s text:c="37"/>boolean includePackage)<text:line-break/>public void formatStackBetweenMatches(String from, String to,<text:line-break/> <text:s text:c="37"/>boolean includeClass,<text:line-break/> <text:s text:c="37"/>boolean includePackage,<text:line-break/> <text:s text:c="37"/>String prefix)</text:p>
      <text:p text:style-name="Code">public void traceStackRange(String from, String to,<text:line-break/> <text:s text:c="27"/>boolean isRegExp,<text:line-break/> <text:s text:c="27"/>boolean includeClass,<text:line-break/> <text:s text:c="27"/>boolean includePackage,<text:line-break/> <text:s text:c="27"/>String prefix, Object key) </text:p>
      <text:p text:style-name="Code">public String formatStackRange(String from, String to,<text:line-break/> <text:s text:c="27"/>boolean isRegExp,<text:line-break/> <text:s text:c="27"/>boolean includeClass,<text:line-break/> <text:s text:c="27"/>boolean includePackage,<text:line-break/> <text:s text:c="27"/>String prefix)</text:p>
      <text:p text:style-name="Text_20_body">Once again the action happens in the last two methods and all the other methods merely <text:soft-page-break/>provide a way of calling them with default values for various of the parameters. The BetweenMatches methods pass <text:span text:style-name="Code_20_Text">true</text:span> for parameter <text:span text:style-name="Code_20_Text">isRegExp</text:span> whereas the plain <text:span text:style-name="Code_20_Text">Matches</text:span> methods pass <text:span text:style-name="Code_20_Text">false</text:span>.</text:p>
      <text:p text:style-name="Text_20_body"><text:span text:style-name="Code_20_Text">formatStackRange</text:span> searches the stack starting from the trigger frame for a stack frame which matches <text:span text:style-name="Code_20_Text">from</text:span>. If no match is found then <text:span text:style-name="Code_20_Text">""</text:span> is returned. If <text:span text:style-name="Code_20_Text">from</text:span> is <text:span text:style-name="Code_20_Text">null</text:span> then the trigger frame is taken to be the start frame. It then searches the frames above the start frame for a frame which matches <text:span text:style-name="Code_20_Text">to</text:span>. If no match is found or if <text:span text:style-name="Code_20_Text">to</text:span> is <text:span text:style-name="Code_20_Text">null</text:span> then all frames above the start frame are selected. Details of each frame in the matching range are appended to the supplied prefix to construct the return value. If <text:span text:style-name="Code_20_Text">isRegExp</text:span> is <text:span text:style-name="Code_20_Text">true</text:span> then the start and end frame are matched using <text:span text:style-name="Code_20_Text">String.matches()</text:span> otherwise <text:span text:style-name="Code_20_Text">String.equals()</text:span> is used. <text:span text:style-name="Code_20_Text">includeClass</text:span> and <text:span text:style-name="Code_20_Text">includePackage</text:span> are defaulted and interpreted as per method <text:span text:style-name="Code_20_Text">formatStackMatching</text:span>. If prefix is null (the default) then the string <text:span text:style-name="Code_20_Text">"Stack trace (restricted) for thread </text:span><text:span text:style-name="T1">&lt;current&gt; </text:span><text:span text:style-name="Code_20_Text">\n"</text:span> is used as the prefix where <text:span text:style-name="T1">&lt;current&gt;</text:span> is substituted with the value of <text:span text:style-name="Code_20_Text">Thread.currentThread().getName()</text:span>.</text:p>
      <text:p text:style-name="Text_20_body"><text:span text:style-name="Code_20_Text">traceStackRange</text:span> calls <text:s/><text:span text:style-name="Code_20_Text">formatStackRange</text:span> to obtain a trace of a stack range and then calls trace(Object, String) to print it to a trace file. <text:span text:style-name="Code_20_Text">key</text:span> defaults to <text:span text:style-name="Code_20_Text">"out"</text:span> as for the other stack trace APIs described above.</text:p>
      <text:list xml:id="list323831365" text:continue-numbering="true" text:style-name="Outline">
        <text:list-item>
          <text:list>
            <text:list-item>
              <text:list>
                <text:list-header>
                  <text:h text:style-name="P30" text:outline-level="3" text:is-list-header="true">Tracing Named Thread Stacks</text:h>
                </text:list-header>
              </text:list>
            </text:list-item>
          </text:list>
        </text:list-item>
      </text:list>
      <text:p text:style-name="P16">The default helper class also provides methods which can be used to trace or format the stack frames of a specific, named thread:</text:p>
      <text:p text:style-name="P14">public void traceThreadStack(String threadName)<text:line-break/>public void traceThreadStack(String threadName,<text:line-break/> <text:s text:c="28"/>String prefix)<text:line-break/>public void traceThreadStack(String threadName,<text:line-break/> <text:s text:c="28"/>String prefix,<text:line-break/> <text:s text:c="28"/>Object key)<text:line-break/><text:bookmark-start text:name="__DdeLink__3678_1894777417"/>public void traceThreadStack(String threadName,<text:line-break/> <text:s text:c="28"/>int maxFrames)<text:line-break/><text:bookmark-end text:name="__DdeLink__3678_1894777417"/>public void traceThreadStack(String threadName,<text:line-break/> <text:s text:c="28"/>String prefix,<text:line-break/> <text:s text:c="28"/><text:bookmark-start text:name="__DdeLink__3681_1894777417"/>int maxFrames<text:bookmark-end text:name="__DdeLink__3681_1894777417"/>)<text:line-break/>public void traceThreadStack(String threadName,<text:line-break/> <text:s text:c="28"/>String prefix,<text:line-break/> <text:s text:c="28"/>Object key,<text:line-break/> <text:s text:c="28"/>int maxFrames)<text:line-break/>public void formatThreadStack(String threadName)<text:line-break/>public void formatThreadStack(String threadName,<text:line-break/> <text:s text:c="28"/>String prefix)<text:line-break/><text:bookmark-start text:name="__DdeLink__3678_18947774171"/>public void traceThreadStack(String threadName,<text:line-break/> <text:s text:c="28"/>int maxFrames)<text:line-break/><text:bookmark-end text:name="__DdeLink__3678_18947774171"/>public void traceThreadStack(String threadName,<text:line-break/> <text:s text:c="28"/>String prefix,<text:line-break/> <text:s text:c="28"/>int maxFrames)</text:p>
      <text:p text:style-name="P16">or to trace or format the stacks of all threads in the runtime:</text:p>
      <text:p text:style-name="Code"><text:soft-page-break/><text:span text:style-name="T5">public void traceAllStacks()<text:line-break/>public void traceAllStacks(String prefix)<text:line-break/>public void traceAllStacks(String prefix, Object key)<text:line-break/>public void traceAllStacks(int maxFrames)<text:line-break/>public void traceAllStacks(String prefix, int maxFrames)<text:line-break/>public void traceAllStacks(String prefix, Object key, int maxFrames)<text:line-break/>public void formatAllStacks()<text:line-break/>public void formatAllStacks(</text:span><text:bookmark-start text:name="__DdeLink__3699_1894777417"/><text:span text:style-name="T5">String prefix</text:span><text:bookmark-end text:name="__DdeLink__3699_1894777417"/><text:span text:style-name="T5">)<text:line-break/>public void formatAllStacks(int maxFrames)<text:line-break/>public void formatAllStacks(String prefix , int maxFrames)</text:span></text:p>
      <text:list xml:id="list93837086" text:continue-numbering="true" text:style-name="Outline">
        <text:list-item>
          <text:list>
            <text:list-header>
              <text:h text:style-name="Heading_20_2" text:outline-level="2" text:is-list-header="true">Default Helper Lifecycle Methods</text:h>
            </text:list-header>
          </text:list>
        </text:list-item>
      </text:list>
      <text:p text:style-name="Text_20_body">The default helper provides an implementation of the four helper lifecycle methods which generate simple debug messages to <text:span text:style-name="Code_20_Text">System.out</text:span>. So, with debug enabled you will see messages like the following as rules are loaded and then unloaded:</text:p>
      <text:p text:style-name="Code">Default helper activated<text:line-break/>Installed rule using default helper : my test rule<text:line-break/>. . .<text:line-break/>Installed rule using default helper : my second test rule<text:line-break/>. . .<text:line-break/>Uninstalled rule using default helper : my test rule<text:line-break/>Uninstalled rule using default helper : my second test rule<text:line-break/>Default helper deactivated</text:p>
      <text:list xml:id="list407296627" text:continue-numbering="true" text:style-name="Outline">
        <text:list-header>
          <text:h text:style-name="Heading_20_1" text:outline-level="1" text:is-list-header="true">Using Byteman</text:h>
          <text:list text:continue-numbering="true">
            <text:list-item>
              <text:h text:style-name="Heading_20_2" text:outline-level="2">Using Byteman from java or ant</text:h>
            </text:list-item>
          </text:list>
        </text:list-header>
      </text:list>
      <text:p text:style-name="Text_20_body">If you are using Byteman from the java command line or from ant then you will need to download a Byteman release and install it locally. The latest Byteman release is available as a zip file from the Byteman project downloads page at</text:p>
      <text:p text:style-name="Text_20_body"><text:tab/><text:a xlink:type="simple" xlink:href="http://www.jboss.org/byteman/">http://www.jboss.org/byteman/downloads</text:a> </text:p>
      <text:p text:style-name="Text_20_body">You need to download either the binary release or the full release and install it in a directory accessible on the machine on which you want to run Byteman. The rest of this document assumes that environment variable <text:span text:style-name="Code_20_Text">BYTEMAN_HOME</text:span> identifies the directory into which the binary release is unzipped.</text:p>
      <text:p text:style-name="Text_20_body">The binary release contains all the binary (classfile) jars and command scripts you will need to use Byteman, a copy of the programmers guide plus some sample scripts and an associated helper jar. The full release also provides source and javadoc jars.</text:p>
      <text:p text:style-name="Text_20_body">Details of how to use Byteman from the command line are included in part 1 of the Byteman Tutorial <text:s/><text:a xlink:type="simple" xlink:href="https://community.jboss.org/wiki/ABytemanTutorial#top">A Byteman Tutorial</text:a>.</text:p>
      <text:p text:style-name="Text_20_body">Details of how to configure an ant build script to employ the BMUnit package which integrates Byteman with JUnit and TestNG are provided in part 2 of the Byteman Tutorial <text:a xlink:type="simple" xlink:href="http://community.jboss.org/wiki/FaultInjectionTestingWithByteman#top">Fault Injection Testing With Byteman</text:a>.</text:p>
      <text:p text:style-name="Text_20_body">The downloads page also contains a link to downloads for older binary release versions. Note that from Byteman 1.1 onwards the agent can only be run in JDK 6 or 7. Previous releases can also be run in JDK 5. </text:p>
      <text:list xml:id="list1366356877" text:continue-numbering="true" text:style-name="Outline">
        <text:list-item>
          <text:list>
            <text:list-header>
              <text:h text:style-name="Heading_20_2" text:outline-level="2" text:is-list-header="true">Using Byteman from maven</text:h>
            </text:list-header>
          </text:list>
        </text:list-item>
      </text:list>
      <text:p text:style-name="Text_20_body">If you are using Byteman from maven, in particular, if you are using the BMUnit package which integrates Byteman with JUnit and TestNG, then you normally only need to declare dependencies on the Byteman jars. You can download these jars from <text:a xlink:type="simple" xlink:href="https://repository.jboss.org/nexus/index.html#welcome">JBoss public repository</text:a>.</text:p>
      <text:p text:style-name="Text_20_body">Details of how to configure your pom to provide the necessary jars are provided in part 2 of the Byteman Tutorial <text:a xlink:type="simple" xlink:href="http://community.jboss.org/wiki/FaultInjectionTestingWithByteman#top">Fault Injection Testing With Byteman</text:a>.</text:p>
      <text:list xml:id="list1881946908" text:continue-numbering="true" text:style-name="Outline">
        <text:list-item>
          <text:list>
            <text:list-header>
              <text:h text:style-name="P28" text:outline-level="2" text:is-list-header="true">Obtaining the source build tree</text:h>
            </text:list-header>
          </text:list>
        </text:list-item>
      </text:list>
      <text:p text:style-name="P1">If you want to extend understand how Byteman works and, possibly, contribute to the Byteman project you will need to download the latest Byteman source tree. The sources are available from the master git repository at</text:p>
      <text:p text:style-name="P1"><text:tab/><text:a xlink:type="simple" xlink:href="https://github.com/bytemanproject/byteman">https://github.com/bytemanproject/byteman</text:a></text:p>
      <text:p text:style-name="P1">The source tree is structured as a maven project..</text:p>
      <text:list xml:id="list806945768" text:continue-numbering="true" text:style-name="Outline">
        <text:list-item>
          <text:list>
            <text:list-header>
              <text:h text:style-name="Heading_20_2" text:outline-level="2" text:is-list-header="true">Building Byteman from the sources</text:h>
            </text:list-header>
          </text:list>
        </text:list-item>
      </text:list>
      <text:p text:style-name="P1">Byteman can be built by executing command <text:span text:style-name="Code_20_Text">mvn package</text:span> in the top level directory of the source tree. The build process should produce binary, osurec and javadoc jars in the target dircetory of each of the dependent submodules, <text:span text:style-name="Code_20_Text">agent/target</text:span>, <text:span text:style-name="Code_20_Text">submit/target</text:span>, <text:soft-page-break/>etc and assemble these into both a binary and a full release zip file in subdirectory <text:span text:style-name="Code_20_Text">download/target</text:span>.</text:p>
      <text:p text:style-name="P1">If you are using Byteman from ant or the java command line then you should unzip one of the download zip files into your local BYTEMAN_HOME directory as you would for any of the official downloads.</text:p>
      <text:p text:style-name="P1">If you want to use Byteman from maven then you need to install the byteman jars in your local machine's maven repository by executing command <text:span text:style-name="Code_20_Text">mvn install</text:span>. In this case before performing the install process you should modify the project version in the root pom and the parent version in each of the dependent submodule poms so that the version you install locally does not overwrite a version obtained form the JBoss master repository.</text:p>
      <text:list xml:id="list1132723600" text:continue-numbering="true" text:style-name="Outline">
        <text:list-item>
          <text:list>
            <text:list-header>
              <text:h text:style-name="Heading_20_2" text:outline-level="2" text:is-list-header="true"><text:reference-mark-start text:name="Running Applications With Byteman"/>Running Applications with Byteman<text:reference-mark-end text:name="Running Applications With Byteman"/></text:h>
            </text:list-header>
          </text:list>
        </text:list-item>
      </text:list>
      <text:p text:style-name="P1">The Byteman tutorials explain how to use Byteman to trace and test the behaviour of a variety of programs ranging from simple examples to sophisticated test cases. <text:a xlink:type="simple" xlink:href="https://community.jboss.org/wiki/ABytemanTutorial#top">The first tutorial</text:a> covers the basics of how to run Byteman. <text:a xlink:type="simple" xlink:href="https://community.jboss.org/wiki/FaultInjectionTestingWithByteman#top">The second tutorial</text:a> covers the use of Byteman for fault injection testing. It includes details of how to use the annotation based testing package BMUnit which integrates Byteman with TestNG and JUnit. The tutorials are probably the best thing to look at if you are new to Byteman. The rest of this guide provides complete details of how to use Byteman from the Java command line and explains all the options which are available when using Byteman. Many of these options can also be configured when using Byteman from ant or maven.</text:p>
      <text:list xml:id="list163965603" text:continue-numbering="true" text:style-name="Outline">
        <text:list-item>
          <text:list>
            <text:list-item>
              <text:h text:style-name="Heading_20_2" text:outline-level="2">Configuring a java agent</text:h>
            </text:list-item>
          </text:list>
        </text:list-item>
      </text:list>
      <text:p text:style-name="P1">Using Byteman from the <text:span text:style-name="Code_20_Text">java</text:span> command line is refreshingly simple. Installing Byteman at JVM startup requires only one extra argument. This argument points the JVM at the agent code in the byteman jar and at the script files containing your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3">=</text:span></text:span><text:span text:style-name="Code_20_Text"><text:span text:style-name="T1">options</text:span></text:span></text:p>
      <text:p text:style-name="P1">This is a standard option for JDK 1.6 and upwards.</text:p>
      <text:p text:style-name="P1"><text:span text:style-name="Code_20_Text"><text:span text:style-name="T1">agentlib</text:span></text:span> is a path to the byteman jar. The build process inserts a metadata file in the jar which allows the JVM to identify the agent program entry point so everything else is shrink-wrapped.</text:p>
      <text:p text:style-name="P1"><text:span text:style-name="Code_20_Text"><text:span text:style-name="T1">options</text:span></text:span> is a comma-separated sequence of options which are passed to the agent.</text:p>
      <text:p text:style-name="P1">For example, setting</text:p>
      <text:p text:style-name="Code"><text:span text:style-name="Code_20_Text">export JAVA_OPTS="-javaagent:$BYTEMAN_HOME/lib/byteman.jar=<text:line-break/>script:$SCRIPT_HOME/HeuristicSaveAndRecover.btm,<text:line-break/>script:$SCRIPT_HOME/JBossTSTrace.btm"</text:span></text:p>
      <text:p text:style-name="P1">will cause the JVM to pick up the byteman jar file from the install root, <text:span text:style-name="Code_20_Text">BYTEMAN_HOME</text:span> and inject all rules found in the two scripts <text:span text:style-name="Code_20_Text">HeuristicSaveAndRecover.btm</text:span> and <text:span text:style-name="Code_20_Text">JBossTSTrace.btm</text:span> located in directory <text:span text:style-name="Code_20_Text">SCRIPT_HOME</text:span>. (n.b. the command should actually be all on one line without any line breaks – these have been inserted merely as an aid to readability)</text:p>
      <text:p text:style-name="P1">Normally, the script option is all that is required . However there are several other options provided to configure more sophisticated features of the agent such as dynamic rule upload. The <text:span text:style-name="Code_20_Text">bmjava</text:span> command script (see below) can be used to simplify the task of concatenating these options into a valid <text:span text:style-name="Code_20_Text">-javaagent</text:span> argument.</text:p>
      <text:list xml:id="list1584521245" text:continue-numbering="true" text:style-name="Outline">
        <text:list-item>
          <text:list>
            <text:list-header>
              <text:h text:style-name="Heading_20_2" text:outline-level="2" text:is-list-header="true"><text:soft-page-break/>Installing Byteman in a Running JVM using Script bminstall</text:h>
            </text:list-header>
          </text:list>
        </text:list-item>
      </text:list>
      <text:p text:style-name="Text_20_body">If your Java application is already running you may still <text:s/>be able to install the Byteman agent into the JVM. <text:bookmark-start text:name="__DdeLink__3697_1575157961"/>The installed <text:span text:style-name="Code_20_Text">bin</text:span> directory contains a script<text:bookmark-end text:name="__DdeLink__3697_1575157961"/> <text:span text:style-name="Code_20_Text">bminstall</text:span><text:span text:style-name="Code_20_Text"><text:note text:id="ftn1" text:note-class="footnote"><text:note-citation>1</text:note-citation><text:note-body><text:p text:style-name="Footnote">There is a Windows script called bminstall.bat which you can execute using the command bminstall. The Linux script is called bminstall.sh and you must supply this full name to execute it.</text:p></text:note-body></text:note></text:span> which can be used to contact your application's JVM and install the agent. Once installed you can then use script <text:span text:style-name="Code_20_Text">bmsubmit</text:span> described below to upload or unload rules via the Byteman agent listener. The command line syntax for the <text:span text:style-name="Code_20_Text">bminstall</text:span> script is</text:p>
      <text:p text:style-name="Text_20_body"><text:span text:style-name="Code_20_Text">bminstall [-p </text:span><text:span text:style-name="Code_20_Text"><text:span text:style-name="T1">port</text:span></text:span><text:span text:style-name="Code_20_Text">] [-h </text:span><text:span text:style-name="Code_20_Text"><text:span text:style-name="T1">host</text:span></text:span><text:span text:style-name="Code_20_Text">] [-b]</text:span><text:span text:style-name="Code_20_Text"><text:span text:style-name="T1"> \<text:line-break/> <text:s text:c="3"/></text:span></text:span><text:span text:style-name="Code_20_Text"><text:span text:style-name="T3">[-D</text:span></text:span><text:span text:style-name="Code_20_Text"><text:span text:style-name="T1">property</text:span></text:span><text:span text:style-name="Code_20_Text"><text:span text:style-name="T3">[=value]]</text:span></text:span><text:span text:style-name="Code_20_Text"><text:span text:style-name="T1">* pid</text:span></text:span></text:p>
      <text:p text:style-name="Text_20_body">where terms between <text:span text:style-name="Code_20_Text">[ ]</text:span> are optional * means zero or more repetitions and</text:p>
      <text:p text:style-name="Text_20_body"><text:span text:style-name="Code_20_Text"><text:span text:style-name="T1">pid</text:span></text:span> is the process id of the JVM running your application or, alternatively, the name of the application as displayed by running command <text:span text:style-name="Code_20_Text">jps -l</text:span>.</text:p>
      <text:p text:style-name="Text_20_body"><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pan text:style-name="Code_20_Text">-b</text:span> means add the byteman jar to the bootstrap class path</text:p>
      <text:p text:style-name="Text_20_body"><text:bookmark-start text:name="DDE_LINK191"/><text:span text:style-name="Code_20_Text">-D</text:span><text:span text:style-name="Code_20_Text"><text:span text:style-name="T1">property</text:span></text:span><text:span text:style-name="Code_20_Text">=</text:span><text:span text:style-name="Code_20_Text"><text:span text:style-name="T1">value</text:span></text:span> means <text:bookmark-end text:name="DDE_LINK191"/>call <text:span text:style-name="Code_20_Text">System.setProperty(</text:span><text:span text:style-name="Code_20_Text"><text:span text:style-name="T1">property</text:span></text:span><text:span text:style-name="Code_20_Text">, </text:span><text:span text:style-name="Code_20_Text"><text:span text:style-name="T1">value</text:span></text:span><text:span text:style-name="Code_20_Text">)</text:span> before starting the agent. More than one such property setting may be provided. If <text:span text:style-name="T1">value</text:span> is omitted then it defaults to <text:span text:style-name="Code_20_Text">“”</text:span>. Note that property must start with prefix <text:span text:style-name="Code_20_Text">“org.jboss.byteman.”</text:span>.</text:p>
      <text:p text:style-name="Text_20_body">Note that when you identify the JVM <text:s/>using an application name instead of a process id you do not have to provide the full name but you must be sure the name is unambiguous. For example, if you want to install the agent into the JBoss Application Server you can use the full name <text:span text:style-name="Code_20_Text">org.jboss.Main</text:span> or the abbreviated names <text:span text:style-name="Code_20_Text">jboss.Main</text:span> or <text:span text:style-name="Code_20_Text">Main</text:span>. Clearly, <text:span text:style-name="Code_20_Text">Main</text:span> will often be a bad choice as many applications will use <text:s/>that name. The install will be done using the first matching JVM.</text:p>
      <text:p text:style-name="Text_20_body">Note also that loading the agent at runtime may not work with certain JVMs. It will definitely not work unless your Java release includes a jar named <text:span text:style-name="Code_20_Text">lib/tools.jar</text:span> below your top-level Java install directory and this jar must contain a class called <text:span text:style-name="Code_20_Text">com.sun.tools.attach.VirtualMachine</text:span>. However, even with this jar in place the upload may fail.</text:p>
      <text:list xml:id="list1251142356" text:continue-numbering="true" text:style-name="Outline">
        <text:list-item>
          <text:list>
            <text:list-header>
              <text:h text:style-name="P28" text:outline-level="2" text:is-list-header="true"><text:bookmark-start text:name="__DdeLink__3177_471445188"/><text:span text:style-name="T5">Available</text:span> -javaagent Options<text:bookmark-end text:name="__DdeLink__3177_471445188"/></text:h>
            </text:list-header>
          </text:list>
        </text:list-item>
      </text:list>
      <text:p text:style-name="P1">Each option comprises a keyword prefix, identifying the type of the option, and a suffix, identifying the value of the option. Prefix and suffix are separated by a colon, <text:span text:style-name="Code_20_Text">:</text:span>. Multiple options ar eseparated by commas. Valid options include</text:p>
      <text:p text:style-name="P1"><text:span text:style-name="Code_20_Text"><text:span text:style-name="T9">script:</text:span></text:span><text:span text:style-name="Code_20_Text"><text:span text:style-name="T2">scriptfile</text:span></text:span> where <text:span text:style-name="Code_20_Text"><text:span text:style-name="T1">scriptfile</text:span></text:span> is a path to a file containing Byteman rules. This option causes the agent to read the rules in <text:span text:style-name="Code_20_Text"><text:span text:style-name="T1">scriptFile</text:span></text:span> and apply them to subsequently loaded classes. Multiple <text:span text:style-name="Code_20_Text">script</text:span> arguments may be provided to ensure that more than one rule set is installed. It is possible to start the agent with no initial script arguments but this only makes sense if the listener option is supplied with value true.</text:p>
      <text:p text:style-name="P1"><text:span text:style-name="Code_20_Text"><text:span text:style-name="T9">listener:</text:span></text:span><text:span text:style-name="Code_20_Text"><text:span text:style-name="T2">boolean</text:span></text:span> where <text:span text:style-name="Code_20_Text"><text:span text:style-name="T1">boolean</text:span></text:span> is either <text:span text:style-name="Code_20_Text">true</text:span> or <text:span text:style-name="Code_20_Text">false.</text:span> This option causes the <text:soft-page-break/>agent to start a listener thread at startup. The listener can be talked to using the <text:span text:style-name="Code_20_Text">bmsubmit</text:span> script, either to provide listings of rule applications performed by the agent or to dynamically load, reload <text:s/>or unload rules. Loading or reloading of a rule causes any matching classes which have already been loaded into the JVM to be retransformed, inserting a trigger call for the newly loaded rules into their target <text:s/>methods. Unloading a rule causes trigger code to be removed from any matching classes.</text:p>
      <text:p text:style-name="P1"><text:span text:style-name="Code_20_Text"><text:span text:style-name="T9">port:</text:span></text:span><text:span text:style-name="Code_20_Text"><text:span text:style-name="T2">portnum</text:span></text:span> where <text:span text:style-name="Code_20_Text"><text:span text:style-name="T1">portnum</text:span></text:span> is a positive whole number<text:span text:style-name="Code_20_Text">.</text:span> This option selects the port used by the agent listener when opening a server socket to listen on. If not supplied the port defaults to <text:span text:style-name="Code_20_Text">9091</text:span>. Supplying this option defaults the listener option to <text:span text:style-name="Code_20_Text">true</text:span>.</text:p>
      <text:p text:style-name="P1"><text:span text:style-name="Code_20_Text"><text:span text:style-name="T9">address:</text:span></text:span><text:span text:style-name="Code_20_Text"><text:span text:style-name="T2">host</text:span></text:span> where <text:span text:style-name="Code_20_Text"><text:span text:style-name="T1">host</text:span></text:span> is a host name<text:span text:style-name="Code_20_Text">.</text:span> This option selects the address used by the agent listener when opening a server socket to listen on. If not supplied the address defaults to <text:span text:style-name="Code_20_Text">9091</text:span>. Supplying this option defaults the listener option to true.</text:p>
      <text:p text:style-name="P1"><text:span text:style-name="Code_20_Text"><text:span text:style-name="T9">sys:</text:span></text:span><text:span text:style-name="Code_20_Text"><text:span text:style-name="T2">jarfile</text:span></text:span> where <text:span text:style-name="Code_20_Text">jarfile</text:span> is a path to to a jar file to be added to the JVM <text:span text:style-name="T1">system</text:span> class path. This option makes classes contained in the jar file available for use when type checking, compiling and executing rule conditions and actions. It provides a useful way to ensure that Helper classes mentioned in rules are able to be resolved. If a rule's <text:s/>trigger class is loaded by some other class loader this loader will normally have the system loader as a parent so references to the Helper class should resolve correctly.</text:p>
      <text:p text:style-name="P1"><text:bookmark-start text:name="DDE_LINK18"/><text:span text:style-name="Code_20_Text"><text:span text:style-name="T9">boot:</text:span></text:span><text:span text:style-name="Code_20_Text"><text:span text:style-name="T2">jarfile</text:span></text:span> where <text:span text:style-name="Code_20_Text">jarfile</text:span> is a path to to a jar file to be added to the JVM <text:span text:style-name="T1">bootstrap</text:span> class path. This option<text:bookmark-end text:name="DDE_LINK18"/> provides a similar facility to the <text:span text:style-name="Code_20_Text">sys</text:span> option but it ensures that the classes contained in the jar <text:s/>file are loaded by the bootstrap class loader. This is only significant when rules try to inject code into JVM classes which are loaded by the bootstrap class loader (which is a parent of the system loader).</text:p>
      <text:p text:style-name="P1"><text:span text:style-name="Code_20_Text"><text:span text:style-name="T9">prop:</text:span></text:span><text:span text:style-name="Code_20_Text"><text:span text:style-name="T2">name</text:span></text:span><text:span text:style-name="Code_20_Text"><text:span text:style-name="T9">=</text:span></text:span><text:span text:style-name="Code_20_Text"><text:span text:style-name="T2">value</text:span></text:span> where <text:span text:style-name="Code_20_Text">name</text:span> identifies a System property to be set to <text:span text:style-name="Code_20_Text">value</text:span> or to the empty String if no value is provided. Note that property names must begin with the prefix <text:span text:style-name="Code_20_Text">“org.jboss.byteman.”</text:span>.</text:p>
      <text:p text:style-name="P1">Note that when injecting into JVM classes it is necessary to install the byteman jar into the boot classpath by passing option <text:span text:style-name="Code_20_Text">boot:${BYTEMAN_HOME}/lib/byteman.jar</text:span>. Without it compilation of the transformed class will fail because it cannot locate classes <text:span text:style-name="Code_20_Text">Rule</text:span>, <text:span text:style-name="Code_20_Text">ExecuteException</text:span>, <text:span text:style-name="Code_20_Text">ThrowException</text:span> and <text:span text:style-name="Code_20_Text">ReturnException</text:span>. Script <text:span text:style-name="Code_20_Text">bmjava</text:span> automatically takes <text:span text:style-name="T10">care</text:span> of this requirement.</text:p>
      <text:list xml:id="list1984218424" text:continue-numbering="true" text:style-name="Outline">
        <text:list-item>
          <text:list>
            <text:list-header>
              <text:h text:style-name="P28" text:outline-level="2" text:is-list-header="true"><text:span text:style-name="T5">Running</text:span> Byteman Using S<text:span text:style-name="T5">cript</text:span> bmjava</text:h>
            </text:list-header>
          </text:list>
        </text:list-item>
      </text:list>
      <text:p text:style-name="Text_20_body">The installed <text:span text:style-name="Code_20_Text">bin</text:span> directory contains a script <text:span text:style-name="Code_20_Text">bmjava</text:span> which can be used to assemble the options passed to the byteman agent and combine them with other java options supplied on the <text:span text:style-name="Code_20_Text">java</text:span> command line. The command line syntax for this script is</text:p>
      <text:p text:style-name="Text_20_body"><text:span text:style-name="Code_20_Text">bmjava [-p port] [-h host] \<text:line-break/> <text:s text:c="3"/>[ -l </text:span><text:span text:style-name="Code_20_Text"><text:span text:style-name="T1">script</text:span></text:span><text:span text:style-name="Code_20_Text">|-b </text:span><text:span text:style-name="Code_20_Text"><text:span text:style-name="T1">jar</text:span></text:span><text:span text:style-name="Code_20_Text">|-s </text:span><text:span text:style-name="Code_20_Text"><text:span text:style-name="T1">jar</text:span></text:span><text:span text:style-name="Code_20_Text">|-nb|-nl|-nj ]* [--] </text:span><text:span text:style-name="Code_20_Text"><text:span text:style-name="T1">javaargs</text:span></text:span></text:p>
      <text:p text:style-name="Text_20_body">where terms between <text:span text:style-name="Code_20_Text">[ ]</text:span> are optional, terms separated by <text:span text:style-name="Code_20_Text">|</text:span> are alternatives, * means zero or more repetitions and</text:p>
      <text:p text:style-name="Text_20_body"><text:span text:style-name="Code_20_Text">-l </text:span><text:span text:style-name="Code_20_Text"><text:span text:style-name="T1">script</text:span></text:span> means load the rules in file <text:span text:style-name="Code_20_Text"><text:span text:style-name="T1">script</text:span></text:span> during program start up</text:p>
      <text:p text:style-name="Text_20_body"><text:span text:style-name="Code_20_Text">-b </text:span><text:span text:style-name="Code_20_Text"><text:span text:style-name="T1">jar</text:span></text:span> means add jar file <text:span text:style-name="Code_20_Text"><text:span text:style-name="T1">jar</text:span></text:span> to the bootstrap class path</text:p>
      <text:p text:style-name="Text_20_body"><text:span text:style-name="Code_20_Text">-s </text:span><text:span text:style-name="Code_20_Text"><text:span text:style-name="T1">jar</text:span></text:span> means add jar file <text:span text:style-name="Code_20_Text"><text:span text:style-name="T1">jar</text:span></text:span> to the system class path</text:p>
      <text:p text:style-name="Text_20_body"><text:span text:style-name="Code_20_Text">-p </text:span><text:span text:style-name="Code_20_Text"><text:span text:style-name="T1">port</text:span></text:span> means use <text:span text:style-name="Code_20_Text"><text:span text:style-name="T1">port</text:span></text:span> as the port when opening the listener socket (the default is <text:span text:style-name="Code_20_Text">9091</text:span>)</text:p>
      <text:p text:style-name="Text_20_body"><text:soft-page-break/><text:span text:style-name="Code_20_Text">-h </text:span><text:span text:style-name="Code_20_Text"><text:span text:style-name="T1">host</text:span></text:span> means use <text:span text:style-name="Code_20_Text"><text:span text:style-name="T1">host</text:span></text:span> as the host name when opening the listener socket (the default is <text:span text:style-name="Code_20_Text">localhost</text:span>)</text:p>
      <text:p text:style-name="Text_20_body"><text:span text:style-name="Code_20_Text">-nb</text:span> means don't add the byteman jar to the bootstrap class path (it is added by default)</text:p>
      <text:p text:style-name="Text_20_body"><text:bookmark-start text:name="DDE_LINK19"/><text:span text:style-name="Code_20_Text">-nl</text:span> means don't start the agent listener (it is started by default)<text:bookmark-end text:name="DDE_LINK19"/></text:p>
      <text:p text:style-name="Text_20_body"><text:span text:style-name="Code_20_Text">-nj</text:span> means don't inject into java.lang classes (this is allowed by default)</text:p>
      <text:list xml:id="list706180202" text:continue-numbering="true" text:style-name="Outline">
        <text:list-item>
          <text:list>
            <text:list-header>
              <text:h text:style-name="P28" text:outline-level="2" text:is-list-header="true"><text:span text:style-name="Code_20_Text"><text:span text:style-name="T5">Submitting</text:span></text:span><text:span text:style-name="Code_20_Text"><text:span text:style-name="T4"> Rules Dynamically Using Script bmsubmit</text:span></text:span></text:h>
            </text:list-header>
          </text:list>
        </text:list-item>
      </text:list>
      <text:p text:style-name="Text_20_body">The installed <text:span text:style-name="Code_20_Text">bin</text:span> directory contains a script called <text:span text:style-name="Code_20_Text">bmsubmit</text:span> which can be used to communicate with the agent listener started up when option <text:span text:style-name="Code_20_Text">listener:true</text:span> is passed as an option to the Byteman agent (recall that this option is always enabled by the <text:span text:style-name="Code_20_Text">bminstall</text:span> and <text:span text:style-name="Code_20_Text">bmjava</text:span> scripts). This script can be used to upload rules into the running program, to unload previously loaded rules and to report which rules have been injected and/or whether any errors were detected when attempting injection. <text:span text:style-name="Code_20_Text">bmsubmit</text:span> can also be used to install jars containing helper classes into the bootstrap or system classpath.</text:p>
      <text:p text:style-name="Text_20_body">The command line syntax for the <text:span text:style-name="Code_20_Text">bmsubmit</text:span> script is:</text:p>
      <text:p text:style-name="Code"><text:span text:style-name="Code_20_Text">submit [-p port] [-h host] [-l|-u] [script1 . . . scriptN]<text:line-break/>submit [-p port] [-h host] [-b|-s] jarfile1 . . .<text:line-break/>submit [-p port] [-h host] -c<text:line-break/>submit [-p port] [-h host] -y [prop1[=[value1]]. . .]<text:line-break/>submit [-p port] [-h host] -v<text:line-break/></text:span></text:p>
      <text:p text:style-name="Text_20_body">Flags <text:span text:style-name="Code_20_Text">-p</text:span> and <text:span text:style-name="Code_20_Text">-h</text:span> can be used to supply the port and host address used to connect to the Byteman agent listener. If not supplied they default to <text:span text:style-name="Code_20_Text">9091</text:span> and <text:span text:style-name="Code_20_Text">localhost</text:span>, respectively.</text:p>
      <text:p text:style-name="Text_20_body">Flag <text:span text:style-name="Code_20_Text">-l</text:span> selects the default execution mode for <text:span text:style-name="Code_20_Text">bmsubmit</text:span>. If no other flag is supplied this mode will be used. When run with no arguments <text:bookmark-start text:name="DDE_LINK17"/><text:span text:style-name="Code_20_Text">submit</text:span> lists all currently applied transformations. <text:bookmark-end text:name="DDE_LINK17"/>This listing includes details of failed transformations, typechecks and compiles.</text:p>
      <text:p text:style-name="Text_20_body">When run with a list of script files <text:span text:style-name="Code_20_Text">bmsubmit</text:span> uploads the scripts to the agent:</text:p>
      <text:list xml:id="list1028322323" text:style-name="L8">
        <text:list-item>
          <text:p text:style-name="P27">If any of the uploaded rules have the same name as an existing rule then the old rule is replaced with the new rule and all classes transformed by the rule are automatically retransformed. This includes the case where a target class was transformed but a subsequent typecheck or compile of the rule failed. This will (eventually) cause all threads executing target methods to trigger the new rule instead of the old rule. Depending upon when the compiler installs the new method code and when executing threads switch to this new code there may be a small window following the upload where neither the old nor the new rule is triggered.</text:p>
        </text:list-item>
        <text:list-item>
          <text:p text:style-name="P27">If any of the uploaded rules apply to already loaded classes which were not previously successfully transformed (because no rule applied to them or because attempts to transform them failed) then those classes will be retransformed. Once again, depending upon when the compiler installs the new method code and when executing threads switch to this new code there may be a small window following the upload where neither the old nor the new rule is triggered</text:p>
        </text:list-item>
        <text:list-item>
          <text:p text:style-name="P27">Any other rules will be stored in the agents rule set and applied to newly loaded classes which match the rule.</text:p>
        </text:list-item>
      </text:list>
      <text:p text:style-name="Text_20_body">Flag <text:span text:style-name="Code_20_Text">-u</text:span> selects the uninstall mode for <text:span text:style-name="Code_20_Text">bmsubmit</text:span>. When run with no arguments <text:span text:style-name="Code_20_Text">bmsubmit</text:span> <text:soft-page-break/>uninstalls <text:span text:style-name="T1">all</text:span> currently loaded rules. When run with a list of script files <text:span text:style-name="Code_20_Text">bmsubmit</text:span> uninstalls each installed rule whose name matches a rule definition contained in one of the supplied script files. <text:span text:style-name="Code_20_Text">bmsubmit</text:span> does not check that rules in the supplied scripts are well formed, it merely looks for lines starting with the text <text:span text:style-name="Code_20_Text">RULE</text:span>.</text:p>
      <text:p text:style-name="Text_20_body">Flags <text:span text:style-name="Code_20_Text">-b</text:span> and <text:span text:style-name="Code_20_Text">-s</text:span> request installation of jar files into the bootstrap or system classpath, respectively. This is useful if rules which are to be submitted dynamically need to be provided with access to helper classes which were not in the original class path. There is no undo operation for this mode; jar files cannot be uninstalled once they have been installed. Also, it is not possible to use this option to install the byteman jar into the bootstrap classpath if it was omitted at agent startup. By the time the listener responds to this request the system class loader will already have loaded classes from the byteman jar so adding the jar to the bootstrap classpath will result in classloader conflicts.</text:p>
      <text:p text:style-name="Text_20_body">Flag -c can be used to list all helper jars which have been installed by the agent into the bootstrap or system classpath.</text:p>
      <text:p text:style-name="Text_20_body">Flag -y can be used to list or dynamically update the system properties which configure the operation of the Byteman agent. If no following arguments are supplied <text:span text:style-name="Code_20_Text">bmsubmit</text:span> will print the value of all system properties in the agent JVM with prefix <text:span text:style-name="Code_20_Text">“org.joss.byteman.”</text:span>. When arguments are supplied <text:span text:style-name="Code_20_Text">bmsubmit</text:span> will set or clear the relevant system properties and notify the agent to update its configuration. If a bare property name is supplied then <text:span text:style-name="Code_20_Text">bmsubmit</text:span> will unset the property. If the property name is followed by <text:span text:style-name="Code_20_Text">=</text:span> and a value then the system property will be set to this value <text:span text:style-name="Code_20_Text">(=</text:span> with no value sets it to an empty string). Note that for performance reasons the agent does not, by default, respond to configuration updates (this allows it to test configuration settings during operation without incurring any synchronization overhead). Dynamic configuration update must be enabled when the agent is started by setting system property <text:span text:style-name="Code_20_Text">org.jboss.byteman.allow.config.updates</text:span> <text:s/>on the JVM command line (to any value).</text:p>
      <text:p text:style-name="Text_20_body">n.b. Due to a bug in Sun's JDK 6 and 7 <text:s/>and in OpenJDK 6 and 7 errors may occur when installing a script in case 2 above (where an uploaded rule is applied to an already loaded class which has not yet been transformed). <text:s/>Scripts which employ references to local variables or method parameters by name will fail to compile. These JDKs retain the original bytecode for classes which are successfully transformed. However, where classes are not transformed the bytecode is discarded. When a retransform is requested the JVM's in-memory represenation of the class (a C++ klass instance) is used to reconstitute the bytecode. Unfortunately the current reconstitute code does not recreate the local variable tables which were in the originally loaded bytecode. There is an OpenJDK bugzilla (#100100) and fix for this problem but the fix has not yet been incorporated into a release.</text:p>
      <text:list xml:id="list88597594" text:continue-list="list706180202" text:style-name="Outline">
        <text:list-item>
          <text:list>
            <text:list-header>
              <text:h text:style-name="Heading_20_2" text:outline-level="2" text:is-list-header="true"><text:span text:style-name="Code_20_Text"><text:span text:style-name="T4">Checking Rules Offline Using Script bmcheck</text:span></text:span></text:h>
            </text:list-header>
          </text:list>
        </text:list-item>
      </text:list>
      <text:p text:style-name="P1"><text:span text:style-name="Code_20_Text"><text:span text:style-name="T4">The installed bin directory contains a script called </text:span></text:span><text:span text:style-name="Code_20_Text">bmcheck</text:span><text:span text:style-name="Code_20_Text"><text:span text:style-name="T4"> which should be used to parse and typecheck your Byteman rules offline before attempting to inject them into your application. This script uses environment variable </text:span></text:span><text:span text:style-name="Code_20_Text">BYTEMAN_HOME</text:span><text:span text:style-name="Code_20_Text"><text:span text:style-name="T4"> to locate the byteman jars needed to type check the rules. However, it still needs to be supplied with a classpath locating any application classes mentioned in the rules.</text:span></text:span></text:p>
      <text:p text:style-name="Text_20_body">The command line syntax for the <text:span text:style-name="Code_20_Text">bmcheck</text:span> script is:</text:p>
      <text:p text:style-name="Code"><text:span text:style-name="Code_20_Text">bmcheck [-cp </text:span><text:span text:style-name="Code_20_Text"><text:span text:style-name="T1">classpath</text:span></text:span><text:span text:style-name="Code_20_Text">] [-p package]* </text:span><text:span text:style-name="Code_20_Text"><text:span text:style-name="T1">script1</text:span></text:span><text:span text:style-name="Code_20_Text"> [. . . </text:span><text:span text:style-name="Code_20_Text"><text:span text:style-name="T1">scriptN</text:span></text:span><text:span text:style-name="Code_20_Text">]</text:span></text:p>
      <text:p text:style-name="Text_20_body"><text:span text:style-name="T4">Flag </text:span><text:span text:style-name="Code_20_Text">-cp</text:span><text:span text:style-name="T4"> provides a single classpath element used to locate classes mentioned in the scripts. If your code is located in several jars then you must supply -cp multiple times.</text:span></text:p>
      <text:p text:style-name="Text_20_body"><text:soft-page-break/><text:span text:style-name="T4">Flag </text:span><text:span text:style-name="Code_20_Text">-p</text:span><text:span text:style-name="T4"> provides one or more package names which are used to resolve target classes which have been specified on the </text:span><text:span text:style-name="Code_20_Text">CLASS</text:span><text:span text:style-name="T4"> line without a qualifying package name. For example, if a rule specifies </text:span><text:span text:style-name="Code_20_Text">CLASS myClass</text:span><text:span text:style-name="T4"> and the class actually resides in package </text:span><text:span text:style-name="Code_20_Text">org.myApp</text:span><text:span text:style-name="T4"> then the rule will be applied when class org.myApp.myClass is loaded during application execution. However, the type checker cannot know where to find and load the relevant class without a hint. If </text:span><text:span text:style-name="Code_20_Text">-p org.myApp</text:span><text:span text:style-name="T4"> is provided on the command line then after failing to locate </text:span><text:span text:style-name="Code_20_Text">myClass</text:span><text:span text:style-name="T4"> in the empty package the type checker will try to lookup </text:span><text:span text:style-name="Code_20_Text">myClass</text:span><text:span text:style-name="T4"> in package </text:span><text:span text:style-name="Code_20_Text">org.myApp</text:span><text:span text:style-name="T4">. Each package supplied on the command line is tried in order until the class name can be resolved.</text:span></text:p>
      <text:list xml:id="list615682519" text:continue-numbering="true" text:style-name="Outline">
        <text:list-item>
          <text:list>
            <text:list-header>
              <text:h text:style-name="P28" text:outline-level="2" text:is-list-header="true"><text:span text:style-name="T5">Installing </text:span><text:span text:style-name="T4">And Submitting from Java</text:span></text:h>
            </text:list-header>
          </text:list>
        </text:list-item>
      </text:list>
      <text:p text:style-name="Text_20_body"><text:span text:style-name="T4">The scripts </text:span><text:span text:style-name="Code_20_Text">bminstall</text:span><text:span text:style-name="T4"> and </text:span><text:span text:style-name="Code_20_Text">bmsubmit</text:span><text:span text:style-name="T4"> used, respectively, to install the agent into a running program and to upload and unload scripts are merely wrappers which invoke the behaviour of Java classes, </text:span><text:span text:style-name="Code_20_Text">org.jboss.byteman.agent.install.Install</text:span><text:span text:style-name="T4"> and </text:span><text:span text:style-name="Code_20_Text">org.jboss.byteman.agent.submit.Submit</text:span><text:span text:style-name="T4">, located,respectively, in the </text:span><text:span text:style-name="Code_20_Text">byteman-install</text:span><text:span text:style-name="T4"> and </text:span><text:span text:style-name="Code_20_Text">byteman-submit</text:span><text:span text:style-name="T4"> jars in the installed </text:span><text:span text:style-name="Code_20_Text">lib</text:span><text:span text:style-name="T4"> directory. The behaviour provided by these classes may be invoked from any Java program in order to load the agent or rules into the current JVM or into a remote JVM. The contributed packages provided with the Byteman release provide interesting examples of how to use this powerful capability.</text:span></text:p>
      <text:p text:style-name="P11">Package BMUnit extends the JUnit and TestNG test <text:s/>frameworks so that they automatically install an agent and loads and unloads rules into/from the JUnit or TestNg <text:s/>test JVM as successive unit tests are executed. This makes it trivially easy to inject side effects such as tracing, validation code and faults into your application beforerunnign a test and then remove these side effects ready for the next test. Details of how to use BMUnit are provided in the 2ndof the Byteman tutorials which can be accessed from the Byteman <text:s/>Documentation page of the Byteman project web site located at jboss.org.</text:p>
      <text:p text:style-name="P11">Package DTest allows a standalone test client to load and unload rules into/from a server JVM which allow the client to inject faults into the server code then record and validate execution of the server. Consult the Javadoc of these two API classes and the contributed package README files and source code for full details.</text:p>
      <text:list xml:id="list42148548" text:continue-numbering="true" text:style-name="Outline">
        <text:list-item>
          <text:list>
            <text:list-header>
              <text:h text:style-name="P28" text:outline-level="2" text:is-list-header="true"><text:span text:style-name="T5">Environment</text:span> Settings</text:h>
            </text:list-header>
          </text:list>
        </text:list-item>
      </text:list>
      <text:p text:style-name="Text_20_body">The agent is sensitive to various environment settings which configure its behaviour.</text:p>
      <text:p text:style-name="Text_20_body">If <text:s/>system property</text:p>
      <text:p text:style-name="P3"><text:span text:style-name="Code_20_Text"><text:span text:style-name="T9">org.jboss.byteman.compileToBytecode</text:span></text:span></text:p>
      <text:p text:style-name="P1"><text:s/>is set (with <text:span text:style-name="T1">any</text:span> value) then the rule execution engine will compile rules to bytecode before executing them. If this property is unset it will execute rules by interpreting the rule parse tree.</text:p>
      <text:p text:style-name="Text_20_body">Transformations performed by the agent can be observed by setting several environment variables which cause the transformed bytecode to be dumped to disk.</text:p>
      <text:p text:style-name="Text_20_body">If <text:s/>system property</text:p>
      <text:p text:style-name="P3"><text:span text:style-name="Code_20_Text"><text:span text:style-name="T9">org.jboss.byteman.dump.generated.classes</text:span></text:span></text:p>
      <text:p text:style-name="P1"><text:s/>is set the agent transformer code will dump a class file containing the bytecode of any class it has modified. The class file is dumped in a directory hierarchy derived from the <text:soft-page-break/>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3"><text:span text:style-name="Code_20_Text"><text:span text:style-name="T9">org.jboss.byteman.dump.generated.classes.directory</text:span></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3"><text:span text:style-name="Code_20_Text"><text:span text:style-name="T9">org.jboss.byteman.dump.generated.classes.intermediate</text:span></text:span></text:p>
      <text:p text:style-name="P1">is set the agent will dump successive versions of transformed bytecode as successive rules applicable to a given class are injected into the bytecode.</text:p>
      <text:p text:style-name="P1">If system property</text:p>
      <text:p text:style-name="P3"><text:span text:style-name="Code_20_Text"><text:span text:style-name="T9">org.jboss.byteman.verbose</text:span></text:span></text:p>
      <text:p text:style-name="P1">is set then the rule execution engine will display a variety of trace messages to the System.out as it <text:s/>parses, typechecks, compiles and executes rules.</text:p>
      <text:p text:style-name="P1">Note that the <text:span text:style-name="Code_20_Text">debug</text:span> built-in is sensitive to this system property as well as to its own configuration switch</text:p>
      <text:p text:style-name="P3"><text:span text:style-name="Code_20_Text"><text:span text:style-name="T9">org.jboss.byteman.debug</text:span></text:span></text:p>
      <text:p text:style-name="P1">If either of these properties is set then debug calls will print to <text:span text:style-name="Code_20_Text">System.out</text:span>.</text:p>
      <text:p text:style-name="P1">If system property</text:p>
      <text:p text:style-name="Code"><text:span text:style-name="Code_20_Text"><text:span text:style-name="T9">org.jboss.byteman.transform.all</text:span></text:span></text:p>
      <text:p text:style-name="P1"><text:span text:style-name="Code_20_Text"><text:span text:style-name="T4">is set then the agent will allow rules to be injected into methods of classes in the </text:span></text:span><text:span text:style-name="Code_20_Text">java.lang</text:span><text:span text:style-name="Code_20_Text"><text:span text:style-name="T4"> hierarchy. Note that this will require the Byteman jar to be installed in the bootstrap classpath using the </text:span></text:span><text:span text:style-name="Caption_20_characters"><text:span text:style-name="T4">boot:</text:span></text:span><text:span text:style-name="Code_20_Text"><text:span text:style-name="T4"> option to the </text:span></text:span><text:span text:style-name="Code_20_Text">-javaagent</text:span><text:span text:style-name="Code_20_Text"><text:span text:style-name="T4"> JVM command line argument.</text:span></text:span></text:p>
      <text:p text:style-name="P1">If system property</text:p>
      <text:p text:style-name="Code"><text:span text:style-name="Code_20_Text"><text:span text:style-name="T9">org.jboss.byteman.skip.overriding.rules</text:span></text:span></text:p>
      <text:p text:style-name="P1"><text:span text:style-name="Code_20_Text"><text:span text:style-name="T4">is set then the agent will not perform injection into overriding method implementations. If an overriding rule is installed the agent will print a warning to </text:span></text:span><text:span text:style-name="Code_20_Text">System.err</text:span><text:span text:style-name="Code_20_Text"><text:span text:style-name="T4"> and treat the rule as if it applies only to the class named in the CLASS clause. This setting is not actually provided to allow rules to be misused in this way. It is a performance tuning option. The agent has to check every class as it is loaded in order to see if there are rules which apply to it. It also has to check all loaded classes when rules are dynamically loaded via the agent listener. This requires traversing the superclass chain to locate overriding rules attached to superclasses. This increases the cost of running the agent (testig indicates </text:span></text:span><text:span text:style-name="Code_20_Text"><text:span text:style-name="T4">that the cost goes from </text:span></text:span><text:span text:style-name="Code_20_Text"><text:span text:style-name="T6">negligible</text:span></text:span><text:span text:style-name="Code_20_Text"><text:span text:style-name="T4"> (&lt;&lt; <text:s/>1%) to, at worst, <text:s/></text:span></text:span><text:span text:style-name="Code_20_Text"><text:span text:style-name="T6">noticeable</text:span></text:span><text:span text:style-name="Code_20_Text"><text:span text:style-name="T4"> (~ 2%) but </text:span></text:span><text:span text:style-name="Code_20_Text"><text:span text:style-name="T7">not</text:span></text:span><text:span text:style-name="Code_20_Text"><text:span text:style-name="T4"> to </text:span></text:span><text:span text:style-name="Code_20_Text"><text:span text:style-name="T6">significant</text:span></text:span><text:span text:style-name="Code_20_Text"><text:span text:style-name="T4">) So, if you do not intend to use overriding rules then setting this property </text:span></text:span><text:span text:style-name="Code_20_Text"><text:span text:style-name="T4">helps </text:span></text:span><text:span text:style-name="Code_20_Text"><text:span text:style-name="T4">to minimise the extent to which the agent perturbs the timing of application runs. This is particularly important when testing multi-threaded applications where timing is highly significant.</text:span></text:span></text:p>
      <text:p text:style-name="Text_20_body"><text:bookmark-start text:name="DDE_LINK24"/>If <text:s/>system property</text:p>
      <text:p text:style-name="P3"><text:soft-page-break/><text:span text:style-name="Code_20_Text"><text:span text:style-name="T9">org.jboss.byteman.allow.config.updates</text:span></text:span></text:p>
      <text:p text:style-name="Text_20_body">is set (with any value) then the Byteman agent will update its configuration when changes to the value of system properties are submitted using the <text:span text:style-name="Code_20_Text">bmsubmit</text:span> client <text:s/>with option <text:span text:style-name="Code_20_Text">-y</text:span>.<text:bookmark-start text:name="DDE_LINK25"/> Note that this configuration property cannot be reset dynamically using the <text:span text:style-name="Code_20_Text">submit</text:span> client. It must be set when the agent is loaded either on the JVM command line or via the <text:span text:style-name="Code_20_Text">bminstall</text:span> client.<text:bookmark-end text:name="DDE_LINK25"/></text:p>
      <text:p text:style-name="Text_20_body">If <text:s/>system property</text:p>
      <text:p text:style-name="P3"><text:span text:style-name="Code_20_Text"><text:span text:style-name="T9">org.jboss.byteman.sysprops.strict</text:span></text:span></text:p>
      <text:p text:style-name="Text_20_body">is set to <text:span text:style-name="Code_20_Text">false</text:span> then the Byteman agent will allow the <text:span text:style-name="Code_20_Text">bmsubmit</text:span> client to modify any system properties. If it is unset or set to <text:span text:style-name="Code_20_Text">true</text:span> then only properties with prefix <text:span text:style-name="Code_20_Text">“org.jboss.byteman.”</text:span> will be modified. <text:s/>Note that this configuration property cannot be reset dynamically using the <text:span text:style-name="Code_20_Text">bmsubmit</text:span> client. <text:s/>It must be set when the agent is loaded either on the JVM command line or via the <text:span text:style-name="Code_20_Text">bminstall</text:span> client.</text:p>
      <text:p text:style-name="Text_20_body"><text:bookmark-end text:name="DDE_LINK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enSymbol" svg:font-family="OpenSymbol"/>
    <style:font-face style:name="StarSymbol" svg:font-family="StarSymbol"/>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50%"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6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100%" fo:margin-left="0.5098in" fo:margin-right="0in" fo:margin-top="0in" fo:margin-bottom="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100%" fo:margin-left="0in" fo:margin-right="0in" fo:margin-top="0in" fo:margin-bottom="0in" fo:text-align="start" style:justify-single-word="false" fo:text-indent="0in" style:auto-text-indent="false"/>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master-page-name="">
      <style:paragraph-properties style:page-number="auto"/>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style:font-name="Liberation Sans1" fo:font-size="10pt" style:font-size-asian="10pt" style:font-size-complex="10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format="">
        <style:list-level-properties text:min-label-distance="0.15in"/>
      </text:outline-level-style>
      <text:outline-level-style text:level="2" text:style-name="Numbering_20_Symbols" style:num-format="">
        <style:list-level-properties text:min-label-distance="0.15in"/>
      </text:outline-level-style>
      <text:outline-level-style text:level="3" text:style-name="Numbering_20_Symbols" style:num-prefix=" " style:num-format="">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Andrew Dinn</meta:initial-creator>
    <meta:creation-date>2008-09-25T16:33:44</meta:creation-date>
    <dc:creator>Andrew Dinn</dc:creator>
    <dc:date>2012-12-05T18:11:44</dc:date>
    <meta:printed-by>Andrew Dinn</meta:printed-by>
    <meta:print-date>2008-09-26T17:21:42</meta:print-date>
    <meta:editing-cycles>220</meta:editing-cycles>
    <meta:editing-duration>P3DT2H10M5S</meta:editing-duration>
    <meta:document-statistic meta:table-count="0" meta:image-count="0" meta:object-count="0" meta:page-count="51" meta:paragraph-count="554" meta:word-count="20188" meta:character-count="131410" meta:non-whitespace-character-count="107225"/>
    <meta:user-defined meta:name="Info 1"/>
    <meta:user-defined meta:name="Info 2"/>
    <meta:user-defined meta:name="Info 3"/>
    <meta:user-defined meta:name="Info 4"/>
  </office:meta>
</office:document-meta>
</file>